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3.357cm"/>
    </style:style>
    <style:style style:name="co12" style:family="table-column">
      <style:table-column-properties fo:break-before="auto" style:column-width="5.918cm"/>
    </style:style>
    <style:style style:name="co9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4.276cm"/>
    </style:style>
    <style:style style:name="co17" style:family="table-column">
      <style:table-column-properties fo:break-before="auto" style:column-width="1.342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1.524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2.568cm"/>
    </style:style>
    <style:style style:name="co24" style:family="table-column">
      <style:table-column-properties fo:break-before="auto" style:column-width="2.15cm"/>
    </style:style>
    <style:style style:name="co25" style:family="table-column">
      <style:table-column-properties fo:break-before="auto" style:column-width="3.376cm"/>
    </style:style>
    <style:style style:name="co31" style:family="table-column">
      <style:table-column-properties fo:break-before="auto" style:column-width="3.249cm"/>
    </style:style>
    <style:style style:name="co32" style:family="table-column">
      <style:table-column-properties fo:break-before="auto" style:column-width="3.685cm"/>
    </style:style>
    <style:style style:name="co28" style:family="table-column">
      <style:table-column-properties fo:break-before="auto" style:column-width="5.399cm"/>
    </style:style>
    <style:style style:name="co33" style:family="table-column">
      <style:table-column-properties fo:break-before="auto" style:column-width="5.69cm"/>
    </style:style>
    <style:style style:name="co29" style:family="table-column">
      <style:table-column-properties fo:break-before="auto" style:column-width="5.263cm"/>
    </style:style>
    <style:style style:name="co30" style:family="table-column">
      <style:table-column-properties fo:break-before="auto" style:column-width="5.147cm"/>
    </style:style>
    <style:style style:name="co36" style:family="table-column">
      <style:table-column-properties fo:break-before="auto" style:column-width="5.119cm"/>
    </style:style>
    <style:style style:name="co37" style:family="table-column">
      <style:table-column-properties fo:break-before="auto" style:column-width="3.60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0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4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ext-properties style:text-position="" style:font-name="arial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arial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text-position="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00" style:vertical-align="automatic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automatic"/>
      <style:paragraph-properties fo:text-align="start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fo:color="#ffffff" style:text-position=""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middle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7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style:font-name="ari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/>
    </style:style>
    <style:style style:name="ce38" style:family="table-cell" style:parent-style-name="Default" style:data-style-name="N60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40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3" style:family="table-cell" style:parent-style-name="Default" style:data-style-name="N100">
      <style:table-cell-properties fo:border-bottom="none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2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2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7">
      <style:table-cell-properties fo:background-color="#ccccc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7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none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>
      <style:table-cell-properties fo:background-color="#cccccc"/>
      <style:text-properties style:text-position=""/>
    </style:style>
    <style:style style:name="ce54" style:family="table-cell" style:parent-style-name="Default">
      <style:table-cell-properties fo:background-color="#cccccc"/>
      <style:text-properties fo:color="#000000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text-position="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4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>
      <style:text-properties style:font-name="arial"/>
    </style:style>
    <style:style style:name="ce67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0.06pt solid #000000" style:vertical-align="automatic"/>
      <style:paragraph-properties fo:text-align="center" fo:margin-left="0cm"/>
      <style:text-properties fo:color="#ffffff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5" style:family="table-cell" style:parent-style-name="Default" style:data-style-name="N107">
      <style:table-cell-properties fo:border-bottom="none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7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ifting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16" table:default-cell-style-name="Default"/>
        <table:table-row table:style-name="ro1">
          <table:table-cell table:style-name="ce5" office:value-type="string" table:number-columns-spanned="6" table:number-rows-spanned="1">
            <text:p>Benchmark using Sifting algorithm</text:p>
          </table:table-cell>
          <table:covered-table-cell table:number-columns-repeated="5" table:style-name="ce9"/>
          <table:table-cell table:style-name="ce9" table:number-columns-repeated="4"/>
          <table:table-cell table:style-name="ce17" table:number-columns-repeated="1014"/>
        </table:table-row>
        <table:table-row table:style-name="ro1">
          <table:table-cell table:style-name="ce6" office:value-type="string">
            <text:p>File</text:p>
          </table:table-cell>
          <table:table-cell table:style-name="ce10" office:value-type="string">
            <text:p>Nvars</text:p>
          </table:table-cell>
          <table:table-cell table:style-name="ce10" office:value-type="string">
            <text:p>InitSize</text:p>
          </table:table-cell>
          <table:table-cell table:style-name="ce10" office:value-type="string">
            <text:p>ReducSize</text:p>
          </table:table-cell>
          <table:table-cell table:style-name="ce10" office:value-type="string">
            <text:p>Nswaps</text:p>
          </table:table-cell>
          <table:table-cell table:style-name="ce13" office:value-type="string">
            <text:p>Time (s)</text:p>
          </table:table-cell>
          <table:table-cell table:style-name="ce16" table:number-columns-repeated="4"/>
          <table:table-cell table:style-name="ce18" table:number-columns-repeated="1014"/>
        </table:table-row>
        <table:table-row table:style-name="ro1">
          <table:table-cell table:style-name="ce7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444">
            <text:p>444</text:p>
          </table:table-cell>
          <table:table-cell table:style-name="ce11" office:value-type="float" office:value="1918">
            <text:p>1918</text:p>
          </table:table-cell>
          <table:table-cell table:style-name="ce14" office:value-type="float" office:value="0.350261127">
            <text:p>0,350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39">
            <text:p>539</text:p>
          </table:table-cell>
          <table:table-cell table:style-name="ce14" office:value-type="float" office:value="0.027443079">
            <text:p>0,027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float" office:value="0.006468875">
            <text:p>0,006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50">
            <text:p>250</text:p>
          </table:table-cell>
          <table:table-cell table:style-name="ce14" office:value-type="float" office:value="0.00664881">
            <text:p>0,006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5">
            <text:p>485</text:p>
          </table:table-cell>
          <table:table-cell table:style-name="ce14" office:value-type="float" office:value="0.011882221">
            <text:p>0,0119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9152">
            <text:p>9152</text:p>
          </table:table-cell>
          <table:table-cell table:style-name="ce11" office:value-type="float" office:value="3568">
            <text:p>3568</text:p>
          </table:table-cell>
          <table:table-cell table:style-name="ce14" office:value-type="float" office:value="13.985542269">
            <text:p>13,985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188">
            <text:p>2188</text:p>
          </table:table-cell>
          <table:table-cell table:style-name="ce14" office:value-type="float" office:value="0.03226912">
            <text:p>0,032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float" office:value="0.015593525">
            <text:p>0,015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85">
            <text:p>685</text:p>
          </table:table-cell>
          <table:table-cell table:style-name="ce14" office:value-type="float" office:value="0.006616063">
            <text:p>0,006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85">
            <text:p>1385</text:p>
          </table:table-cell>
          <table:table-cell table:style-name="ce14" office:value-type="float" office:value="1.934102434">
            <text:p>1,934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139">
            <text:p>2139</text:p>
          </table:table-cell>
          <table:table-cell table:style-name="ce14" office:value-type="float" office:value="0.042455785">
            <text:p>0,042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float" office:value="0.006631594">
            <text:p>0,006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5">
            <text:p>2665</text:p>
          </table:table-cell>
          <table:table-cell table:style-name="ce14" office:value-type="float" office:value="0.02164905">
            <text:p>0,021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707">
            <text:p>707</text:p>
          </table:table-cell>
          <table:table-cell table:style-name="ce14" office:value-type="float" office:value="0.023639911">
            <text:p>0,023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843">
            <text:p>843</text:p>
          </table:table-cell>
          <table:table-cell table:style-name="ce14" office:value-type="float" office:value="0.013330903">
            <text:p>0,0133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1385">
            <text:p>1385</text:p>
          </table:table-cell>
          <table:table-cell table:style-name="ce14" office:value-type="float" office:value="1.984173229">
            <text:p>1,9842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797">
            <text:p>1797</text:p>
          </table:table-cell>
          <table:table-cell table:style-name="ce14" office:value-type="float" office:value="0.020516397">
            <text:p>0,020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0.00008934">
            <text:p>0,000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1_6-yes1-1.cnf</text:p>
          </table:table-cell>
          <table:table-cell table:number-columns-repeated="3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float" office:value="0.026059709">
            <text:p>0,0261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1326">
            <text:p>1326</text:p>
          </table:table-cell>
          <table:table-cell table:style-name="ce14" office:value-type="float" office:value="0.087470939">
            <text:p>0,087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819">
            <text:p>819</text:p>
          </table:table-cell>
          <table:table-cell table:style-name="ce14" office:value-type="float" office:value="0.011406614">
            <text:p>0,0114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float" office:value="0.010625594">
            <text:p>0,0106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064">
            <text:p>1064</text:p>
          </table:table-cell>
          <table:table-cell table:style-name="ce14" office:value-type="float" office:value="0.060520468">
            <text:p>0,0605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8286">
            <text:p>8286</text:p>
          </table:table-cell>
          <table:table-cell table:style-name="ce11" office:value-type="float" office:value="5785">
            <text:p>5785</text:p>
          </table:table-cell>
          <table:table-cell table:style-name="ce14" office:value-type="float" office:value="101.073814619">
            <text:p>101,0738</text:p>
          </table:table-cell>
          <table:table-cell table:style-name="ce16" table:number-columns-repeated="1018"/>
        </table:table-row>
        <table:table-row table:style-name="ro1">
          <table:table-cell table:style-name="ce7" office:value-type="string">
            <text:p>aim-50-1_6-yes1-4.cnf</text:p>
          </table:table-cell>
          <table:table-cell table:number-columns-repeated="3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float" office:value="0.01806733">
            <text:p>0,0181</text:p>
          </table:table-cell>
          <table:table-cell table:style-name="ce16" table:number-columns-repeated="1018"/>
        </table:table-row>
        <table:table-row table:style-name="ro1">
          <table:table-cell table:style-name="ce8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1385">
            <text:p>1385</text:p>
          </table:table-cell>
          <table:table-cell table:style-name="ce15" office:value-type="float" office:value="2.070844809">
            <text:p>2,0708</text:p>
          </table:table-cell>
          <table:table-cell table:style-name="ce16"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fting (variables taken in original order)" table:style-name="ta1"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7" table:default-cell-style-name="ce16"/>
        <table:table-column table:style-name="co8" table:default-cell-style-name="ce16"/>
        <table:table-column table:style-name="co16" table:default-cell-style-name="ce16"/>
        <table:table-column table:style-name="co9" table:number-columns-repeated="1016" table:default-cell-style-name="Default"/>
        <table:table-row table:style-name="ro3">
          <table:table-cell table:style-name="ce19" office:value-type="string" table:number-columns-spanned="6" table:number-rows-spanned="1">
            <text:p>Benchmark using sifting_sameorder algorithm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25" table:number-columns-repeated="1016"/>
        </table:table-row>
        <table:table-row table:style-name="ro1">
          <table:table-cell table:style-name="ce21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21">
            <text:p>321</text:p>
          </table:table-cell>
          <table:table-cell table:style-name="ce11" office:value-type="float" office:value="1903">
            <text:p>1903</text:p>
          </table:table-cell>
          <table:table-cell table:style-name="ce14" office:value-type="float" office:value="0.277879427">
            <text:p>0,2779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95">
            <text:p>495</text:p>
          </table:table-cell>
          <table:table-cell table:style-name="ce14" office:value-type="float" office:value="0.014032864">
            <text:p>0,014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float" office:value="0.004400912">
            <text:p>0,004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58">
            <text:p>258</text:p>
          </table:table-cell>
          <table:table-cell table:style-name="ce14" office:value-type="float" office:value="0.003301572">
            <text:p>0,0033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4">
            <text:p>484</text:p>
          </table:table-cell>
          <table:table-cell table:style-name="ce14" office:value-type="float" office:value="0.007127092">
            <text:p>0,007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6589">
            <text:p>6589</text:p>
          </table:table-cell>
          <table:table-cell table:style-name="ce11" office:value-type="float" office:value="3536">
            <text:p>3536</text:p>
          </table:table-cell>
          <table:table-cell table:style-name="ce14" office:value-type="float" office:value="17.476048574">
            <text:p>17,476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084">
            <text:p>2084</text:p>
          </table:table-cell>
          <table:table-cell table:style-name="ce14" office:value-type="float" office:value="0.026378672">
            <text:p>0,026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float" office:value="0.014066378">
            <text:p>0,014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83">
            <text:p>683</text:p>
          </table:table-cell>
          <table:table-cell table:style-name="ce14" office:value-type="float" office:value="0.006531461">
            <text:p>0,0065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1025">
            <text:p>1025</text:p>
          </table:table-cell>
          <table:table-cell table:style-name="ce14" office:value-type="float" office:value="3.573194119">
            <text:p>3,5732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054">
            <text:p>2054</text:p>
          </table:table-cell>
          <table:table-cell table:style-name="ce14" office:value-type="float" office:value="0.03174266">
            <text:p>0,0317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float" office:value="0.006451961">
            <text:p>0,0065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5">
            <text:p>2665</text:p>
          </table:table-cell>
          <table:table-cell table:style-name="ce14" office:value-type="float" office:value="0.019071777">
            <text:p>0,019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674">
            <text:p>674</text:p>
          </table:table-cell>
          <table:table-cell table:style-name="ce14" office:value-type="float" office:value="0.016432733">
            <text:p>0,016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753">
            <text:p>753</text:p>
          </table:table-cell>
          <table:table-cell table:style-name="ce14" office:value-type="float" office:value="0.010591278">
            <text:p>0,0106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1025">
            <text:p>1025</text:p>
          </table:table-cell>
          <table:table-cell table:style-name="ce14" office:value-type="float" office:value="3.589958328">
            <text:p>3,590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780">
            <text:p>1780</text:p>
          </table:table-cell>
          <table:table-cell table:style-name="ce14" office:value-type="float" office:value="0.02143181">
            <text:p>0,021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0.000094674">
            <text:p>0,000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1_6-yes1-1.cnf</text:p>
          </table:table-cell>
          <table:table-cell table:number-columns-repeated="3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float" office:value="0.025743525">
            <text:p>0,0257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1441">
            <text:p>1441</text:p>
          </table:table-cell>
          <table:table-cell table:style-name="ce14" office:value-type="float" office:value="0.124068284">
            <text:p>0,1241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763">
            <text:p>763</text:p>
          </table:table-cell>
          <table:table-cell table:style-name="ce14" office:value-type="float" office:value="0.009943859">
            <text:p>0,0099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float" office:value="0.011553962">
            <text:p>0,0116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026">
            <text:p>1026</text:p>
          </table:table-cell>
          <table:table-cell table:style-name="ce14" office:value-type="float" office:value="0.039033781">
            <text:p>0,0390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7344">
            <text:p>7344</text:p>
          </table:table-cell>
          <table:table-cell table:style-name="ce11" office:value-type="float" office:value="5446">
            <text:p>5446</text:p>
          </table:table-cell>
          <table:table-cell table:style-name="ce14" office:value-type="float" office:value="117.155437576">
            <text:p>117,1554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m-50-1_6-yes1-4.cnf</text:p>
          </table:table-cell>
          <table:table-cell table:number-columns-repeated="3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float" office:value="0.017954578">
            <text:p>0,0180</text:p>
          </table:table-cell>
          <table:table-cell table:number-columns-repeated="1016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1025">
            <text:p>1025</text:p>
          </table:table-cell>
          <table:table-cell table:style-name="ce15" office:value-type="float" office:value="3.654753332">
            <text:p>3,6548</text:p>
          </table:table-cell>
          <table:table-cell table:number-columns-repeated="1016"/>
        </table:table-row>
        <table:table-row table:style-name="ro2" table:number-rows-repeated="1048546">
          <table:table-cell table:number-columns-repeated="1022"/>
        </table:table-row>
        <table:table-row table:style-name="ro6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Sifting (random variable order)" table:style-name="ta1">
        <table:table-column table:style-name="co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36"/>
        <table:table-column table:style-name="co9" table:number-columns-repeated="1017" table:default-cell-style-name="Default"/>
        <table:table-row table:style-name="ro3">
          <table:table-cell table:style-name="ce20" office:value-type="string" table:number-columns-spanned="6" table:number-rows-spanned="1">
            <text:p>Sifting with random variable order (Random seed = 10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5">
            <text:p>305</text:p>
          </table:table-cell>
          <table:table-cell table:style-name="ce11" office:value-type="float" office:value="1858">
            <text:p>1858</text:p>
          </table:table-cell>
          <table:table-cell table:style-name="ce14" office:value-type="float" office:value="0.265086636">
            <text:p>0,265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98">
            <text:p>498</text:p>
          </table:table-cell>
          <table:table-cell table:style-name="ce14" office:value-type="float" office:value="0.013586664">
            <text:p>0,013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float" office:value="0.004305346">
            <text:p>0,004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67">
            <text:p>267</text:p>
          </table:table-cell>
          <table:table-cell table:style-name="ce14" office:value-type="float" office:value="0.003380893">
            <text:p>0,00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4">
            <text:p>484</text:p>
          </table:table-cell>
          <table:table-cell table:style-name="ce14" office:value-type="float" office:value="0.006839122">
            <text:p>0,006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6486">
            <text:p>6486</text:p>
          </table:table-cell>
          <table:table-cell table:style-name="ce11" office:value-type="float" office:value="3567">
            <text:p>3567</text:p>
          </table:table-cell>
          <table:table-cell table:style-name="ce14" office:value-type="float" office:value="9.985022085">
            <text:p>9,985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093">
            <text:p>2093</text:p>
          </table:table-cell>
          <table:table-cell table:style-name="ce14" office:value-type="float" office:value="0.024355547">
            <text:p>0,024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float" office:value="0.013796691">
            <text:p>0,013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83">
            <text:p>683</text:p>
          </table:table-cell>
          <table:table-cell table:style-name="ce14" office:value-type="float" office:value="0.006334174">
            <text:p>0,006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255">
            <text:p>255</text:p>
          </table:table-cell>
          <table:table-cell table:style-name="ce11" office:value-type="float" office:value="1223">
            <text:p>1223</text:p>
          </table:table-cell>
          <table:table-cell table:style-name="ce14" office:value-type="float" office:value="1.174054616">
            <text:p>1,174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2089">
            <text:p>2089</text:p>
          </table:table-cell>
          <table:table-cell table:style-name="ce14" office:value-type="float" office:value="0.033534252">
            <text:p>0,033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float" office:value="0.006371453">
            <text:p>0,006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3">
            <text:p>2663</text:p>
          </table:table-cell>
          <table:table-cell table:style-name="ce14" office:value-type="float" office:value="0.019591732">
            <text:p>0,019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06">
            <text:p>706</text:p>
          </table:table-cell>
          <table:table-cell table:style-name="ce14" office:value-type="float" office:value="0.017602585">
            <text:p>0,017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796">
            <text:p>796</text:p>
          </table:table-cell>
          <table:table-cell table:style-name="ce14" office:value-type="float" office:value="0.011696556">
            <text:p>0,011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255">
            <text:p>255</text:p>
          </table:table-cell>
          <table:table-cell table:style-name="ce11" office:value-type="float" office:value="1223">
            <text:p>1223</text:p>
          </table:table-cell>
          <table:table-cell table:style-name="ce14" office:value-type="float" office:value="1.148566808">
            <text:p>1,148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1811">
            <text:p>1811</text:p>
          </table:table-cell>
          <table:table-cell table:style-name="ce14" office:value-type="float" office:value="0.021025084">
            <text:p>0,021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0.000094643">
            <text:p>0,000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float" office:value="0.025900167">
            <text:p>0,0259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150">
            <text:p>1150</text:p>
          </table:table-cell>
          <table:table-cell table:style-name="ce14" office:value-type="float" office:value="0.079936653">
            <text:p>0,0799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836">
            <text:p>836</text:p>
          </table:table-cell>
          <table:table-cell table:style-name="ce14" office:value-type="float" office:value="0.011938469">
            <text:p>0,0119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float" office:value="0.010412049">
            <text:p>0,010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054">
            <text:p>1054</text:p>
          </table:table-cell>
          <table:table-cell table:style-name="ce14" office:value-type="float" office:value="0.03633767">
            <text:p>0,036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3406">
            <text:p>3406</text:p>
          </table:table-cell>
          <table:table-cell table:style-name="ce11" office:value-type="float" office:value="5587">
            <text:p>5587</text:p>
          </table:table-cell>
          <table:table-cell table:style-name="ce14" office:value-type="float" office:value="41.40416392">
            <text:p>41,404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float" office:value="0.017588054">
            <text:p>0,0176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1223">
            <text:p>1223</text:p>
          </table:table-cell>
          <table:table-cell table:style-name="ce15" office:value-type="float" office:value="1.161130622">
            <text:p>1,1611</text:p>
          </table:table-cell>
          <table:table-cell table:number-columns-repeated="1017"/>
        </table:table-row>
        <table:table-row table:style-name="ro2">
          <table:table-cell table:style-name="ce16" table:number-columns-repeated="5"/>
          <table:table-cell table:style-name="ce35"/>
          <table:table-cell table:number-columns-repeated="1017"/>
        </table:table-row>
        <table:table-row table:style-name="ro3">
          <table:table-cell table:style-name="ce20" office:value-type="string" table:number-columns-spanned="6" table:number-rows-spanned="1">
            <text:p>Sifting with random variable order (Random seed = 327489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236">
            <text:p>236</text:p>
          </table:table-cell>
          <table:table-cell table:style-name="ce11" office:value-type="float" office:value="1855">
            <text:p>1855</text:p>
          </table:table-cell>
          <table:table-cell table:style-name="ce14" office:value-type="float" office:value="0.271633546">
            <text:p>0,271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520">
            <text:p>520</text:p>
          </table:table-cell>
          <table:table-cell table:style-name="ce14" office:value-type="float" office:value="0.01363769">
            <text:p>0,013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float" office:value="0.004435499">
            <text:p>0,004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56">
            <text:p>256</text:p>
          </table:table-cell>
          <table:table-cell table:style-name="ce14" office:value-type="float" office:value="0.003390331">
            <text:p>0,00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5">
            <text:p>485</text:p>
          </table:table-cell>
          <table:table-cell table:style-name="ce14" office:value-type="float" office:value="0.007325308">
            <text:p>0,007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8650">
            <text:p>8650</text:p>
          </table:table-cell>
          <table:table-cell table:style-name="ce11" office:value-type="float" office:value="3551">
            <text:p>3551</text:p>
          </table:table-cell>
          <table:table-cell table:style-name="ce14" office:value-type="float" office:value="15.107416913">
            <text:p>15,107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139">
            <text:p>2139</text:p>
          </table:table-cell>
          <table:table-cell table:style-name="ce14" office:value-type="float" office:value="0.02741562">
            <text:p>0,027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float" office:value="0.015199872">
            <text:p>0,015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81">
            <text:p>681</text:p>
          </table:table-cell>
          <table:table-cell table:style-name="ce14" office:value-type="float" office:value="0.006588835">
            <text:p>0,006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81">
            <text:p>181</text:p>
          </table:table-cell>
          <table:table-cell table:style-name="ce11" office:value-type="float" office:value="1246">
            <text:p>1246</text:p>
          </table:table-cell>
          <table:table-cell table:style-name="ce14" office:value-type="float" office:value="2.015010279">
            <text:p>2,015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2115">
            <text:p>2115</text:p>
          </table:table-cell>
          <table:table-cell table:style-name="ce14" office:value-type="float" office:value="0.041471713">
            <text:p>0,041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float" office:value="0.006292095">
            <text:p>0,006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5">
            <text:p>2665</text:p>
          </table:table-cell>
          <table:table-cell table:style-name="ce14" office:value-type="float" office:value="0.019564206">
            <text:p>0,019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722">
            <text:p>722</text:p>
          </table:table-cell>
          <table:table-cell table:style-name="ce14" office:value-type="float" office:value="0.018355269">
            <text:p>0,018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819">
            <text:p>819</text:p>
          </table:table-cell>
          <table:table-cell table:style-name="ce14" office:value-type="float" office:value="0.012344067">
            <text:p>0,012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81">
            <text:p>181</text:p>
          </table:table-cell>
          <table:table-cell table:style-name="ce11" office:value-type="float" office:value="1246">
            <text:p>1246</text:p>
          </table:table-cell>
          <table:table-cell table:style-name="ce14" office:value-type="float" office:value="2.063449595">
            <text:p>2,06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829">
            <text:p>1829</text:p>
          </table:table-cell>
          <table:table-cell table:style-name="ce14" office:value-type="float" office:value="0.023445183">
            <text:p>0,02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float" office:value="0.000093445">
            <text:p>0,000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float" office:value="0.026375374">
            <text:p>0,026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151">
            <text:p>1151</text:p>
          </table:table-cell>
          <table:table-cell table:style-name="ce14" office:value-type="float" office:value="0.082849283">
            <text:p>0,082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836">
            <text:p>836</text:p>
          </table:table-cell>
          <table:table-cell table:style-name="ce14" office:value-type="float" office:value="0.012514094">
            <text:p>0,012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float" office:value="0.011395">
            <text:p>0,011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019">
            <text:p>1019</text:p>
          </table:table-cell>
          <table:table-cell table:style-name="ce14" office:value-type="float" office:value="0.048579199">
            <text:p>0,048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5332">
            <text:p>5332</text:p>
          </table:table-cell>
          <table:table-cell table:style-name="ce11" office:value-type="float" office:value="5554">
            <text:p>5554</text:p>
          </table:table-cell>
          <table:table-cell table:style-name="ce14" office:value-type="float" office:value="40.541290485">
            <text:p>40,5413</text:p>
          </table:table-cell>
          <table:table-cell table:number-columns-repeated="1017"/>
        </table:table-row>
        <table:table-row table:style-name="ro1">
          <table:table-cell table:style-name="ce27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float" office:value="0.017571771">
            <text:p>0,0176</text:p>
          </table:table-cell>
          <table:table-cell table:number-columns-repeated="1017"/>
        </table:table-row>
        <table:table-row table:style-name="ro1">
          <table:table-cell table:style-name="ce28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1246">
            <text:p>1246</text:p>
          </table:table-cell>
          <table:table-cell table:style-name="ce15" office:value-type="float" office:value="1.972761246">
            <text:p>1,9728</text:p>
          </table:table-cell>
          <table:table-cell table:number-columns-repeated="1017"/>
        </table:table-row>
        <table:table-row table:style-name="ro2">
          <table:table-cell table:style-name="ce16" table:number-columns-repeated="5"/>
          <table:table-cell table:style-name="ce35"/>
          <table:table-cell table:number-columns-repeated="1017"/>
        </table:table-row>
        <table:table-row table:style-name="ro3">
          <table:table-cell table:style-name="ce20" office:value-type="string" table:number-columns-spanned="6" table:number-rows-spanned="1">
            <text:p>Sifting with random variable order (Random seed = 121481)</text:p>
          </table:table-cell>
          <table:covered-table-cell table:number-columns-repeated="4" table:style-name="ce23"/>
          <table:covered-table-cell table:style-name="ce24"/>
          <table:table-cell table:style-name="ce25"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  <table:table-cell table:style-name="ce37" table:number-columns-repeated="1016"/>
          <table:table-cell table:style-name="ce25"/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206">
            <text:p>206</text:p>
          </table:table-cell>
          <table:table-cell table:style-name="ce11" office:value-type="float" office:value="1830">
            <text:p>1830</text:p>
          </table:table-cell>
          <table:table-cell table:style-name="ce14" office:value-type="float" office:value="0.250217223">
            <text:p>0,250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514">
            <text:p>514</text:p>
          </table:table-cell>
          <table:table-cell table:style-name="ce14" office:value-type="float" office:value="0.013546081">
            <text:p>0,013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480">
            <text:p>480</text:p>
          </table:table-cell>
          <table:table-cell table:style-name="ce14" office:value-type="float" office:value="0.004260069">
            <text:p>0,004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64">
            <text:p>264</text:p>
          </table:table-cell>
          <table:table-cell table:style-name="ce14" office:value-type="float" office:value="0.003390883">
            <text:p>0,00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484">
            <text:p>484</text:p>
          </table:table-cell>
          <table:table-cell table:style-name="ce14" office:value-type="float" office:value="0.006984108">
            <text:p>0,007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9154">
            <text:p>9154</text:p>
          </table:table-cell>
          <table:table-cell table:style-name="ce11" office:value-type="float" office:value="3544">
            <text:p>3544</text:p>
          </table:table-cell>
          <table:table-cell table:style-name="ce14" office:value-type="float" office:value="15.576818547">
            <text:p>15,576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137">
            <text:p>2137</text:p>
          </table:table-cell>
          <table:table-cell table:style-name="ce14" office:value-type="float" office:value="0.028327564">
            <text:p>0,028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984">
            <text:p>1984</text:p>
          </table:table-cell>
          <table:table-cell table:style-name="ce14" office:value-type="float" office:value="0.014998441">
            <text:p>0,015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677">
            <text:p>677</text:p>
          </table:table-cell>
          <table:table-cell table:style-name="ce14" office:value-type="float" office:value="0.00674503">
            <text:p>0,006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1222">
            <text:p>1222</text:p>
          </table:table-cell>
          <table:table-cell table:style-name="ce14" office:value-type="float" office:value="1.202596528">
            <text:p>1,202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2306">
            <text:p>2306</text:p>
          </table:table-cell>
          <table:table-cell table:style-name="ce14" office:value-type="float" office:value="0.05092398">
            <text:p>0,0509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757">
            <text:p>757</text:p>
          </table:table-cell>
          <table:table-cell table:style-name="ce14" office:value-type="float" office:value="0.006334719">
            <text:p>0,006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663">
            <text:p>2663</text:p>
          </table:table-cell>
          <table:table-cell table:style-name="ce14" office:value-type="float" office:value="0.019557001">
            <text:p>0,019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688">
            <text:p>688</text:p>
          </table:table-cell>
          <table:table-cell table:style-name="ce14" office:value-type="float" office:value="0.018666681">
            <text:p>0,018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811">
            <text:p>811</text:p>
          </table:table-cell>
          <table:table-cell table:style-name="ce14" office:value-type="float" office:value="0.012226741">
            <text:p>0,012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1222">
            <text:p>1222</text:p>
          </table:table-cell>
          <table:table-cell table:style-name="ce14" office:value-type="float" office:value="1.21895745">
            <text:p>1,219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814">
            <text:p>1814</text:p>
          </table:table-cell>
          <table:table-cell table:style-name="ce14" office:value-type="float" office:value="0.022112299">
            <text:p>0,022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12">
            <text:p>12</text:p>
          </table:table-cell>
          <table:table-cell table:style-name="ce14" office:value-type="string">
            <text:p>9,278E-5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11" office:value-type="float" office:value="3280">
            <text:p>3280</text:p>
          </table:table-cell>
          <table:table-cell table:style-name="ce14" office:value-type="float" office:value="0.027950529">
            <text:p>0,028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129">
            <text:p>1129</text:p>
          </table:table-cell>
          <table:table-cell table:style-name="ce14" office:value-type="float" office:value="0.085421347">
            <text:p>0,085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62">
            <text:p>862</text:p>
          </table:table-cell>
          <table:table-cell table:style-name="ce14" office:value-type="float" office:value="0.015645111">
            <text:p>0,015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104">
            <text:p>1104</text:p>
          </table:table-cell>
          <table:table-cell table:style-name="ce14" office:value-type="float" office:value="0.012192594">
            <text:p>0,012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1088">
            <text:p>1088</text:p>
          </table:table-cell>
          <table:table-cell table:style-name="ce14" office:value-type="float" office:value="0.037609943">
            <text:p>0,037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4805">
            <text:p>4805</text:p>
          </table:table-cell>
          <table:table-cell table:style-name="ce11" office:value-type="float" office:value="5628">
            <text:p>5628</text:p>
          </table:table-cell>
          <table:table-cell table:style-name="ce14" office:value-type="float" office:value="35.165806315">
            <text:p>35,165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3120">
            <text:p>3120</text:p>
          </table:table-cell>
          <table:table-cell table:style-name="ce14" office:value-type="float" office:value="0.020328266">
            <text:p>0,0203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1222">
            <text:p>1222</text:p>
          </table:table-cell>
          <table:table-cell table:style-name="ce15" office:value-type="float" office:value="1.184572961">
            <text:p>1,1846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20" office:value-type="string" table:number-columns-spanned="6" table:number-rows-spanned="1">
            <text:p>Sifting with random variable order (Average)</text:p>
          </table:table-cell>
          <table:covered-table-cell table:number-columns-repeated="4" table:style-name="ce23"/>
          <table:covered-table-cell table:style-name="ce24"/>
          <table:table-cell table:number-columns-repeated="1017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31" table:formula="of:=([.D3]+[.D32]+[.D61])/3" office:value-type="float" office:value="249">
            <text:p>249,0000</text:p>
          </table:table-cell>
          <table:table-cell table:style-name="ce33" table:formula="of:=([.E3]+[.E32]+[.E61])/3" office:value-type="float" office:value="1847.66666666667">
            <text:p>1847,67</text:p>
          </table:table-cell>
          <table:table-cell table:style-name="ce14" table:formula="of:=([.F3]+[.F32]+[.F61])/3" office:value-type="float" office:value="0.262312468333333">
            <text:p>0,262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31" table:formula="of:=([.D4]+[.D33]+[.D62])/3" office:value-type="float" office:value="50.3333333333333">
            <text:p>50,3333</text:p>
          </table:table-cell>
          <table:table-cell table:style-name="ce33" table:formula="of:=([.E4]+[.E33]+[.E62])/3" office:value-type="float" office:value="510.666666666667">
            <text:p>510,67</text:p>
          </table:table-cell>
          <table:table-cell table:style-name="ce14" table:formula="of:=([.F4]+[.F33]+[.F62])/3" office:value-type="float" office:value="0.013590145">
            <text:p>0,013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18">
            <text:p>18</text:p>
          </table:table-cell>
          <table:table-cell table:style-name="ce31" table:formula="of:=([.D5]+[.D34]+[.D63])/3" office:value-type="float" office:value="18">
            <text:p>18,0000</text:p>
          </table:table-cell>
          <table:table-cell table:style-name="ce33" table:formula="of:=([.E5]+[.E34]+[.E63])/3" office:value-type="float" office:value="480">
            <text:p>480,00</text:p>
          </table:table-cell>
          <table:table-cell table:style-name="ce14" table:formula="of:=([.F5]+[.F34]+[.F63])/3" office:value-type="float" office:value="0.004333638">
            <text:p>0,004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31" table:formula="of:=([.D6]+[.D35]+[.D64])/3" office:value-type="float" office:value="25.6666666666667">
            <text:p>25,6667</text:p>
          </table:table-cell>
          <table:table-cell table:style-name="ce33" table:formula="of:=([.E6]+[.E35]+[.E64])/3" office:value-type="float" office:value="262.333333333333">
            <text:p>262,33</text:p>
          </table:table-cell>
          <table:table-cell table:style-name="ce14" table:formula="of:=([.F6]+[.F35]+[.F64])/3" office:value-type="float" office:value="0.003387369">
            <text:p>0,00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31" table:formula="of:=([.D7]+[.D36]+[.D65])/3" office:value-type="float" office:value="32">
            <text:p>32,0000</text:p>
          </table:table-cell>
          <table:table-cell table:style-name="ce33" table:formula="of:=([.E7]+[.E36]+[.E65])/3" office:value-type="float" office:value="484.333333333333">
            <text:p>484,33</text:p>
          </table:table-cell>
          <table:table-cell table:style-name="ce14" table:formula="of:=([.F7]+[.F36]+[.F65])/3" office:value-type="float" office:value="0.00704951266666667">
            <text:p>0,007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31" table:formula="of:=([.D8]+[.D37]+[.D66])/3" office:value-type="float" office:value="8096.66666666667">
            <text:p>8096,6667</text:p>
          </table:table-cell>
          <table:table-cell table:style-name="ce33" table:formula="of:=([.E8]+[.E37]+[.E66])/3" office:value-type="float" office:value="3554">
            <text:p>3554,00</text:p>
          </table:table-cell>
          <table:table-cell table:style-name="ce14" table:formula="of:=([.F8]+[.F37]+[.F66])/3" office:value-type="float" office:value="13.5564191816667">
            <text:p>13,556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31" table:formula="of:=([.D9]+[.D38]+[.D67])/3" office:value-type="float" office:value="35">
            <text:p>35,0000</text:p>
          </table:table-cell>
          <table:table-cell table:style-name="ce33" table:formula="of:=([.E9]+[.E38]+[.E67])/3" office:value-type="float" office:value="2123">
            <text:p>2123,00</text:p>
          </table:table-cell>
          <table:table-cell table:style-name="ce14" table:formula="of:=([.F9]+[.F38]+[.F67])/3" office:value-type="float" office:value="0.026699577">
            <text:p>0,026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style-name="ce11" office:value-type="float" office:value="34">
            <text:p>34</text:p>
          </table:table-cell>
          <table:table-cell table:style-name="ce31" table:formula="of:=([.D10]+[.D39]+[.D68])/3" office:value-type="float" office:value="34">
            <text:p>34,0000</text:p>
          </table:table-cell>
          <table:table-cell table:style-name="ce33" table:formula="of:=([.E10]+[.E39]+[.E68])/3" office:value-type="float" office:value="1984">
            <text:p>1984,00</text:p>
          </table:table-cell>
          <table:table-cell table:style-name="ce14" table:formula="of:=([.F10]+[.F39]+[.F68])/3" office:value-type="float" office:value="0.0146650013333333">
            <text:p>0,014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31" table:formula="of:=([.D11]+[.D40]+[.D69])/3" office:value-type="float" office:value="37">
            <text:p>37,0000</text:p>
          </table:table-cell>
          <table:table-cell table:style-name="ce33" table:formula="of:=([.E11]+[.E40]+[.E69])/3" office:value-type="float" office:value="680.333333333333">
            <text:p>680,33</text:p>
          </table:table-cell>
          <table:table-cell table:style-name="ce14" table:formula="of:=([.F11]+[.F40]+[.F69])/3" office:value-type="float" office:value="0.006556013">
            <text:p>0,006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1" table:formula="of:=([.D12]+[.D41]+[.D70])/3" office:value-type="float" office:value="206.333333333333">
            <text:p>206,3333</text:p>
          </table:table-cell>
          <table:table-cell table:style-name="ce33" table:formula="of:=([.E12]+[.E41]+[.E70])/3" office:value-type="float" office:value="1230.33333333333">
            <text:p>1230,33</text:p>
          </table:table-cell>
          <table:table-cell table:style-name="ce14" table:formula="of:=([.F12]+[.F41]+[.F70])/3" office:value-type="float" office:value="1.463887141">
            <text:p>1,4639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31" table:formula="of:=([.D13]+[.D42]+[.D71])/3" office:value-type="float" office:value="90.3333333333333">
            <text:p>90,3333</text:p>
          </table:table-cell>
          <table:table-cell table:style-name="ce33" table:formula="of:=([.E13]+[.E42]+[.E71])/3" office:value-type="float" office:value="2170">
            <text:p>2170,00</text:p>
          </table:table-cell>
          <table:table-cell table:style-name="ce14" table:formula="of:=([.F13]+[.F42]+[.F71])/3" office:value-type="float" office:value="0.0419766483333333">
            <text:p>0,042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31" table:formula="of:=([.D14]+[.D43]+[.D72])/3" office:value-type="float" office:value="32">
            <text:p>32,0000</text:p>
          </table:table-cell>
          <table:table-cell table:style-name="ce33" table:formula="of:=([.E14]+[.E43]+[.E72])/3" office:value-type="float" office:value="757">
            <text:p>757,00</text:p>
          </table:table-cell>
          <table:table-cell table:style-name="ce14" table:formula="of:=([.F14]+[.F43]+[.F72])/3" office:value-type="float" office:value="0.00633275566666667">
            <text:p>0,006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31" table:formula="of:=([.D15]+[.D44]+[.D73])/3" office:value-type="float" office:value="39">
            <text:p>39,0000</text:p>
          </table:table-cell>
          <table:table-cell table:style-name="ce33" table:formula="of:=([.E15]+[.E44]+[.E73])/3" office:value-type="float" office:value="2663.66666666667">
            <text:p>2663,67</text:p>
          </table:table-cell>
          <table:table-cell table:style-name="ce14" table:formula="of:=([.F15]+[.F44]+[.F73])/3" office:value-type="float" office:value="0.0195709796666667">
            <text:p>0,0196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31" table:formula="of:=([.D16]+[.D45]+[.D74])/3" office:value-type="float" office:value="77.3333333333333">
            <text:p>77,3333</text:p>
          </table:table-cell>
          <table:table-cell table:style-name="ce33" table:formula="of:=([.E16]+[.E45]+[.E74])/3" office:value-type="float" office:value="705.333333333333">
            <text:p>705,33</text:p>
          </table:table-cell>
          <table:table-cell table:style-name="ce14" table:formula="of:=([.F16]+[.F45]+[.F74])/3" office:value-type="float" office:value="0.0182081783333333">
            <text:p>0,018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31" table:formula="of:=([.D17]+[.D46]+[.D75])/3" office:value-type="float" office:value="45.6666666666667">
            <text:p>45,6667</text:p>
          </table:table-cell>
          <table:table-cell table:style-name="ce33" table:formula="of:=([.E17]+[.E46]+[.E75])/3" office:value-type="float" office:value="808.666666666667">
            <text:p>808,67</text:p>
          </table:table-cell>
          <table:table-cell table:style-name="ce14" table:formula="of:=([.F17]+[.F46]+[.F75])/3" office:value-type="float" office:value="0.0120891213333333">
            <text:p>0,012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31" table:formula="of:=([.D18]+[.D47]+[.D76])/3" office:value-type="float" office:value="206.333333333333">
            <text:p>206,3333</text:p>
          </table:table-cell>
          <table:table-cell table:style-name="ce33" table:formula="of:=([.E18]+[.E47]+[.E76])/3" office:value-type="float" office:value="1230.33333333333">
            <text:p>1230,33</text:p>
          </table:table-cell>
          <table:table-cell table:style-name="ce14" table:formula="of:=([.F18]+[.F47]+[.F76])/3" office:value-type="float" office:value="1.47699128433333">
            <text:p>1,4770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31" table:formula="of:=([.D19]+[.D48]+[.D77])/3" office:value-type="float" office:value="62">
            <text:p>62,0000</text:p>
          </table:table-cell>
          <table:table-cell table:style-name="ce33" table:formula="of:=([.E19]+[.E48]+[.E77])/3" office:value-type="float" office:value="1818">
            <text:p>1818,00</text:p>
          </table:table-cell>
          <table:table-cell table:style-name="ce14" table:formula="of:=([.F19]+[.F48]+[.F77])/3" office:value-type="float" office:value="0.0221941886666667">
            <text:p>0,0222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31" table:formula="of:=([.D20]+[.D49]+[.D78])/3" office:value-type="float" office:value="6">
            <text:p>6,0000</text:p>
          </table:table-cell>
          <table:table-cell table:style-name="ce33" table:formula="of:=([.E20]+[.E49]+[.E78])/3" office:value-type="float" office:value="12">
            <text:p>12,00</text:p>
          </table:table-cell>
          <table:table-cell table:style-name="ce14" table:formula="of:=([.F20]+[.F49]+[.F78])/3" office:value-type="float" office:value="0.0000936226666666667">
            <text:p>0,000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style-name="ce11" office:value-type="float" office:value="43">
            <text:p>43</text:p>
          </table:table-cell>
          <table:table-cell table:style-name="ce31" table:formula="of:=([.D21]+[.D50]+[.D79])/3" office:value-type="float" office:value="43">
            <text:p>43,0000</text:p>
          </table:table-cell>
          <table:table-cell table:style-name="ce33" table:formula="of:=([.E21]+[.E50]+[.E79])/3" office:value-type="float" office:value="3280">
            <text:p>3280,00</text:p>
          </table:table-cell>
          <table:table-cell table:style-name="ce14" table:formula="of:=([.F21]+[.F50]+[.F79])/3" office:value-type="float" office:value="0.0267420233333333">
            <text:p>0,026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31" table:formula="of:=([.D22]+[.D51]+[.D80])/3" office:value-type="float" office:value="52.6666666666667">
            <text:p>52,6667</text:p>
          </table:table-cell>
          <table:table-cell table:style-name="ce33" table:formula="of:=([.E22]+[.E51]+[.E80])/3" office:value-type="float" office:value="1143.33333333333">
            <text:p>1143,33</text:p>
          </table:table-cell>
          <table:table-cell table:style-name="ce14" table:formula="of:=([.F22]+[.F51]+[.F80])/3" office:value-type="float" office:value="0.082735761">
            <text:p>0,0827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31" table:formula="of:=([.D23]+[.D52]+[.D81])/3" office:value-type="float" office:value="49">
            <text:p>49,0000</text:p>
          </table:table-cell>
          <table:table-cell table:style-name="ce33" table:formula="of:=([.E23]+[.E52]+[.E81])/3" office:value-type="float" office:value="844.666666666667">
            <text:p>844,67</text:p>
          </table:table-cell>
          <table:table-cell table:style-name="ce14" table:formula="of:=([.F23]+[.F52]+[.F81])/3" office:value-type="float" office:value="0.0133658913333333">
            <text:p>0,0134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42">
            <text:p>42</text:p>
          </table:table-cell>
          <table:table-cell table:style-name="ce31" table:formula="of:=([.D24]+[.D53]+[.D82])/3" office:value-type="float" office:value="42">
            <text:p>42,0000</text:p>
          </table:table-cell>
          <table:table-cell table:style-name="ce33" table:formula="of:=([.E24]+[.E53]+[.E82])/3" office:value-type="float" office:value="1104">
            <text:p>1104,00</text:p>
          </table:table-cell>
          <table:table-cell table:style-name="ce14" table:formula="of:=([.F24]+[.F53]+[.F82])/3" office:value-type="float" office:value="0.0113332143333333">
            <text:p>0,0113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31" table:formula="of:=([.D25]+[.D54]+[.D83])/3" office:value-type="float" office:value="55.3333333333333">
            <text:p>55,3333</text:p>
          </table:table-cell>
          <table:table-cell table:style-name="ce33" table:formula="of:=([.E25]+[.E54]+[.E83])/3" office:value-type="float" office:value="1053.66666666667">
            <text:p>1053,67</text:p>
          </table:table-cell>
          <table:table-cell table:style-name="ce14" table:formula="of:=([.F25]+[.F54]+[.F83])/3" office:value-type="float" office:value="0.0408422706666667">
            <text:p>0,0408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31" table:formula="of:=([.D26]+[.D55]+[.D84])/3" office:value-type="float" office:value="4514.33333333333">
            <text:p>4514,3333</text:p>
          </table:table-cell>
          <table:table-cell table:style-name="ce33" table:formula="of:=([.E26]+[.E55]+[.E84])/3" office:value-type="float" office:value="5589.66666666667">
            <text:p>5589,67</text:p>
          </table:table-cell>
          <table:table-cell table:style-name="ce14" table:formula="of:=([.F26]+[.F55]+[.F84])/3" office:value-type="float" office:value="39.0370869066667">
            <text:p>39,0371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style-name="ce11" office:value-type="float" office:value="42">
            <text:p>42</text:p>
          </table:table-cell>
          <table:table-cell table:style-name="ce31" table:formula="of:=([.D27]+[.D56]+[.D85])/3" office:value-type="float" office:value="42">
            <text:p>42,0000</text:p>
          </table:table-cell>
          <table:table-cell table:style-name="ce33" table:formula="of:=([.E27]+[.E56]+[.E85])/3" office:value-type="float" office:value="3120">
            <text:p>3120,00</text:p>
          </table:table-cell>
          <table:table-cell table:style-name="ce14" table:formula="of:=([.F27]+[.F56]+[.F85])/3" office:value-type="float" office:value="0.0184960303333333">
            <text:p>0,0185</text:p>
          </table:table-cell>
          <table:table-cell table:number-columns-repeated="1017"/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32" table:formula="of:=([.D28]+[.D57]+[.D86])/3" office:value-type="float" office:value="206.333333333333">
            <text:p>206,3333</text:p>
          </table:table-cell>
          <table:table-cell table:style-name="ce34" table:formula="of:=([.E28]+[.E57]+[.E86])/3" office:value-type="float" office:value="1230.33333333333">
            <text:p>1230,33</text:p>
          </table:table-cell>
          <table:table-cell table:style-name="ce15" table:formula="of:=([.F28]+[.F57]+[.F86])/3" office:value-type="float" office:value="1.43948827633333">
            <text:p>1,4395</text:p>
          </table:table-cell>
          <table:table-cell table:number-columns-repeated="1017"/>
        </table:table-row>
        <table:table-row table:style-name="ro2" table:number-rows-repeated="1048453">
          <table:table-cell table:number-columns-repeated="1023"/>
        </table:table-row>
        <table:table-row table:style-name="ro6" table:number-rows-repeated="7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Window Permutation" table:style-name="ta1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row table:style-name="ro3">
          <table:table-cell table:style-name="ce19" office:value-type="string" table:number-columns-spanned="6" table:number-rows-spanned="1">
            <text:p>Window Permutation k=2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>
          <table:table-cell table:style-name="ce21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61">
            <text:p>61</text:p>
          </table:table-cell>
          <table:table-cell table:style-name="ce14" office:value-type="float" office:value="0.027472643">
            <text:p>0,0275</text:p>
          </table:table-cell>
        </table:table-row>
        <table:table-row table:style-name="ro1">
          <table:table-cell table:style-name="ce21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31">
            <text:p>31</text:p>
          </table:table-cell>
          <table:table-cell table:style-name="ce14" office:value-type="float" office:value="0.002353946">
            <text:p>0,0024</text:p>
          </table:table-cell>
        </table:table-row>
        <table:table-row table:style-name="ro1">
          <table:table-cell table:style-name="ce21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28">
            <text:p>28</text:p>
          </table:table-cell>
          <table:table-cell table:style-name="ce14" office:value-type="float" office:value="0.000941573">
            <text:p>0,0009</text:p>
          </table:table-cell>
        </table:table-row>
        <table:table-row table:style-name="ro1">
          <table:table-cell table:style-name="ce21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29">
            <text:p>29</text:p>
          </table:table-cell>
          <table:table-cell table:style-name="ce11" office:value-type="float" office:value="20">
            <text:p>20</text:p>
          </table:table-cell>
          <table:table-cell table:style-name="ce14" office:value-type="float" office:value="0.000797895">
            <text:p>0,0008</text:p>
          </table:table-cell>
        </table:table-row>
        <table:table-row table:style-name="ro1">
          <table:table-cell table:style-name="ce21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28">
            <text:p>28</text:p>
          </table:table-cell>
          <table:table-cell table:style-name="ce14" office:value-type="float" office:value="0.001045675">
            <text:p>0,0010</text:p>
          </table:table-cell>
        </table:table-row>
        <table:table-row table:style-name="ro1">
          <table:table-cell table:style-name="ce21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30985">
            <text:p>30985</text:p>
          </table:table-cell>
          <table:table-cell table:style-name="ce11" office:value-type="float" office:value="85">
            <text:p>85</text:p>
          </table:table-cell>
          <table:table-cell table:style-name="ce14" office:value-type="float" office:value="0.545066614">
            <text:p>0,5451</text:p>
          </table:table-cell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76">
            <text:p>76</text:p>
          </table:table-cell>
          <table:table-cell table:style-name="ce11" office:value-type="float" office:value="41">
            <text:p>41</text:p>
          </table:table-cell>
          <table:table-cell table:style-name="ce14" office:value-type="float" office:value="0.001247095">
            <text:p>0,0012</text:p>
          </table:table-cell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52">
            <text:p>52</text:p>
          </table:table-cell>
          <table:table-cell table:style-name="ce14" office:value-type="float" office:value="0.000892355">
            <text:p>0,0009</text:p>
          </table:table-cell>
        </table:table-row>
        <table:table-row table:style-name="ro1">
          <table:table-cell table:style-name="ce21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35">
            <text:p>35</text:p>
          </table:table-cell>
          <table:table-cell table:style-name="ce14" office:value-type="float" office:value="0.000701416">
            <text:p>0,0007</text:p>
          </table:table-cell>
        </table:table-row>
        <table:table-row table:style-name="ro1">
          <table:table-cell table:style-name="ce21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number-columns-repeated="2" table:style-name="ce11" office:value-type="float" office:value="40957">
            <text:p>40957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0.542373215">
            <text:p>0,5424</text:p>
          </table:table-cell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307">
            <text:p>307</text:p>
          </table:table-cell>
          <table:table-cell table:style-name="ce11" office:value-type="float" office:value="69">
            <text:p>69</text:p>
          </table:table-cell>
          <table:table-cell table:style-name="ce14" office:value-type="float" office:value="0.003435555">
            <text:p>0,0034</text:p>
          </table:table-cell>
        </table:table-row>
        <table:table-row table:style-name="ro1">
          <table:table-cell table:style-name="ce21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36">
            <text:p>36</text:p>
          </table:table-cell>
          <table:table-cell table:style-name="ce14" office:value-type="float" office:value="0.000602989">
            <text:p>0,0006</text:p>
          </table:table-cell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number-columns-repeated="2" table:style-name="ce11" office:value-type="float" office:value="40">
            <text:p>40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0.001140779">
            <text:p>0,0011</text:p>
          </table:table-cell>
        </table:table-row>
        <table:table-row table:style-name="ro1">
          <table:table-cell table:style-name="ce21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197">
            <text:p>197</text:p>
          </table:table-cell>
          <table:table-cell table:style-name="ce11" office:value-type="float" office:value="37">
            <text:p>37</text:p>
          </table:table-cell>
          <table:table-cell table:style-name="ce14" office:value-type="float" office:value="0.002136276">
            <text:p>0,0021</text:p>
          </table:table-cell>
        </table:table-row>
        <table:table-row table:style-name="ro1">
          <table:table-cell table:style-name="ce21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40">
            <text:p>140</text:p>
          </table:table-cell>
          <table:table-cell table:style-name="ce11" office:value-type="float" office:value="39">
            <text:p>39</text:p>
          </table:table-cell>
          <table:table-cell table:style-name="ce14" office:value-type="float" office:value="0.001734829">
            <text:p>0,0017</text:p>
          </table:table-cell>
        </table:table-row>
        <table:table-row table:style-name="ro1">
          <table:table-cell table:style-name="ce21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number-columns-repeated="2" table:style-name="ce11" office:value-type="float" office:value="40957">
            <text:p>40957</text:p>
          </table:table-cell>
          <table:table-cell table:style-name="ce11" office:value-type="float" office:value="50">
            <text:p>50</text:p>
          </table:table-cell>
          <table:table-cell table:style-name="ce14" office:value-type="float" office:value="0.490752801">
            <text:p>0,4908</text:p>
          </table:table-cell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24">
            <text:p>124</text:p>
          </table:table-cell>
          <table:table-cell table:style-name="ce11" office:value-type="float" office:value="57">
            <text:p>57</text:p>
          </table:table-cell>
          <table:table-cell table:style-name="ce14" office:value-type="float" office:value="0.001441091">
            <text:p>0,0014</text:p>
          </table:table-cell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38" office:value-type="float" office:value="0.000030359">
            <text:p>3,04E-005</text:p>
          </table:table-cell>
        </table:table-row>
        <table:table-row table:style-name="ro1">
          <table:table-cell table:style-name="ce21" office:value-type="string">
            <text:p>aim-50-1_6-yes1-1.cnf</text:p>
          </table:table-cell>
          <table:table-cell table:number-columns-repeated="3" table:style-name="ce11" office:value-type="float" office:value="43">
            <text:p>43</text:p>
          </table:table-cell>
          <table:table-cell table:style-name="ce11" office:value-type="float" office:value="76">
            <text:p>76</text:p>
          </table:table-cell>
          <table:table-cell table:style-name="ce14" office:value-type="float" office:value="0.00130527">
            <text:p>0,0013</text:p>
          </table:table-cell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1131">
            <text:p>1131</text:p>
          </table:table-cell>
          <table:table-cell table:style-name="ce11" office:value-type="float" office:value="57">
            <text:p>57</text:p>
          </table:table-cell>
          <table:table-cell table:style-name="ce14" office:value-type="float" office:value="0.011602789">
            <text:p>0,0116</text:p>
          </table:table-cell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147">
            <text:p>147</text:p>
          </table:table-cell>
          <table:table-cell table:style-name="ce11" office:value-type="float" office:value="37">
            <text:p>37</text:p>
          </table:table-cell>
          <table:table-cell table:style-name="ce14" office:value-type="float" office:value="0.001565493">
            <text:p>0,0016</text:p>
          </table:table-cell>
        </table:table-row>
        <table:table-row table:style-name="ro1">
          <table:table-cell table:style-name="ce21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44">
            <text:p>44</text:p>
          </table:table-cell>
          <table:table-cell table:style-name="ce14" office:value-type="float" office:value="0.000707683">
            <text:p>0,0007</text:p>
          </table:table-cell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1361">
            <text:p>1361</text:p>
          </table:table-cell>
          <table:table-cell table:style-name="ce11" office:value-type="float" office:value="47">
            <text:p>47</text:p>
          </table:table-cell>
          <table:table-cell table:style-name="ce14" office:value-type="float" office:value="0.011050561">
            <text:p>0,0111</text:p>
          </table:table-cell>
        </table:table-row>
        <table:table-row table:style-name="ro1">
          <table:table-cell table:style-name="ce21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130999">
            <text:p>130999</text:p>
          </table:table-cell>
          <table:table-cell table:style-name="ce11" office:value-type="float" office:value="109">
            <text:p>109</text:p>
          </table:table-cell>
          <table:table-cell table:style-name="ce14" office:value-type="float" office:value="2.59193467">
            <text:p>2,5919</text:p>
          </table:table-cell>
        </table:table-row>
        <table:table-row table:style-name="ro1">
          <table:table-cell table:style-name="ce21" office:value-type="string">
            <text:p>aim-50-1_6-yes1-4.cnf</text:p>
          </table:table-cell>
          <table:table-cell table:number-columns-repeated="3" table:style-name="ce11" office:value-type="float" office:value="42">
            <text:p>42</text:p>
          </table:table-cell>
          <table:table-cell table:style-name="ce11" office:value-type="float" office:value="72">
            <text:p>72</text:p>
          </table:table-cell>
          <table:table-cell table:style-name="ce14" office:value-type="float" office:value="0.001042923">
            <text:p>0,0010</text:p>
          </table:table-cell>
        </table:table-row>
        <table:table-row table:style-name="ro1">
          <table:table-cell table:style-name="ce22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number-columns-repeated="2" table:style-name="ce12" office:value-type="float" office:value="40957">
            <text:p>40957</text:p>
          </table:table-cell>
          <table:table-cell table:style-name="ce12" office:value-type="float" office:value="50">
            <text:p>50</text:p>
          </table:table-cell>
          <table:table-cell table:style-name="ce15" office:value-type="float" office:value="0.482672812">
            <text:p>0,4827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19" office:value-type="string" table:number-columns-spanned="6" table:number-rows-spanned="1">
            <text:p>Window Permutation k=3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1071">
            <text:p>1071</text:p>
          </table:table-cell>
          <table:table-cell table:style-name="ce11" office:value-type="float" office:value="176">
            <text:p>176</text:p>
          </table:table-cell>
          <table:table-cell table:style-name="ce14" office:value-type="float" office:value="0.072101991">
            <text:p>0,0721</text:p>
          </table:table-cell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87">
            <text:p>87</text:p>
          </table:table-cell>
          <table:table-cell table:style-name="ce14" office:value-type="float" office:value="0.005456141">
            <text:p>0,0055</text:p>
          </table:table-cell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78">
            <text:p>78</text:p>
          </table:table-cell>
          <table:table-cell table:style-name="ce14" office:value-type="float" office:value="0.002006699">
            <text:p>0,0020</text:p>
          </table:table-cell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56">
            <text:p>56</text:p>
          </table:table-cell>
          <table:table-cell table:style-name="ce14" office:value-type="float" office:value="0.00177536">
            <text:p>0,0018</text:p>
          </table:table-cell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80">
            <text:p>80</text:p>
          </table:table-cell>
          <table:table-cell table:style-name="ce14" office:value-type="float" office:value="0.003415323">
            <text:p>0,0034</text:p>
          </table:table-cell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30467">
            <text:p>30467</text:p>
          </table:table-cell>
          <table:table-cell table:style-name="ce11" office:value-type="float" office:value="249">
            <text:p>249</text:p>
          </table:table-cell>
          <table:table-cell table:style-name="ce14" office:value-type="float" office:value="1.448010045">
            <text:p>1,4480</text:p>
          </table:table-cell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25">
            <text:p>125</text:p>
          </table:table-cell>
          <table:table-cell table:style-name="ce14" office:value-type="float" office:value="0.00292729">
            <text:p>0,0029</text:p>
          </table:table-cell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154">
            <text:p>154</text:p>
          </table:table-cell>
          <table:table-cell table:style-name="ce14" office:value-type="float" office:value="0.001978042">
            <text:p>0,0020</text:p>
          </table:table-cell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0">
            <text:p>100</text:p>
          </table:table-cell>
          <table:table-cell table:style-name="ce14" office:value-type="float" office:value="0.001491177">
            <text:p>0,0015</text:p>
          </table:table-cell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32765">
            <text:p>32765</text:p>
          </table:table-cell>
          <table:table-cell table:style-name="ce11" office:value-type="float" office:value="146">
            <text:p>146</text:p>
          </table:table-cell>
          <table:table-cell table:style-name="ce14" office:value-type="float" office:value="1.539284019">
            <text:p>1,5393</text:p>
          </table:table-cell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303">
            <text:p>303</text:p>
          </table:table-cell>
          <table:table-cell table:style-name="ce11" office:value-type="float" office:value="200">
            <text:p>200</text:p>
          </table:table-cell>
          <table:table-cell table:style-name="ce14" office:value-type="float" office:value="0.009004524">
            <text:p>0,0090</text:p>
          </table:table-cell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04">
            <text:p>104</text:p>
          </table:table-cell>
          <table:table-cell table:style-name="ce14" office:value-type="float" office:value="0.001220121">
            <text:p>0,0012</text:p>
          </table:table-cell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72">
            <text:p>172</text:p>
          </table:table-cell>
          <table:table-cell table:style-name="ce14" office:value-type="float" office:value="0.0023624">
            <text:p>0,0024</text:p>
          </table:table-cell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191">
            <text:p>191</text:p>
          </table:table-cell>
          <table:table-cell table:style-name="ce11" office:value-type="float" office:value="105">
            <text:p>105</text:p>
          </table:table-cell>
          <table:table-cell table:style-name="ce14" office:value-type="float" office:value="0.005086339">
            <text:p>0,0051</text:p>
          </table:table-cell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110">
            <text:p>110</text:p>
          </table:table-cell>
          <table:table-cell table:style-name="ce14" office:value-type="float" office:value="0.002959011">
            <text:p>0,0030</text:p>
          </table:table-cell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32765">
            <text:p>32765</text:p>
          </table:table-cell>
          <table:table-cell table:style-name="ce11" office:value-type="float" office:value="146">
            <text:p>146</text:p>
          </table:table-cell>
          <table:table-cell table:style-name="ce14" office:value-type="float" office:value="1.503089271">
            <text:p>1,5031</text:p>
          </table:table-cell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164">
            <text:p>164</text:p>
          </table:table-cell>
          <table:table-cell table:style-name="ce14" office:value-type="float" office:value="0.003362358">
            <text:p>0,0034</text:p>
          </table:table-cell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38" office:value-type="float" office:value="0.000001699">
            <text:p>1,70E-006</text:p>
          </table:table-cell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11" office:value-type="float" office:value="224">
            <text:p>224</text:p>
          </table:table-cell>
          <table:table-cell table:style-name="ce14" office:value-type="float" office:value="0.003079994">
            <text:p>0,0031</text:p>
          </table:table-cell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1095">
            <text:p>1095</text:p>
          </table:table-cell>
          <table:table-cell table:style-name="ce11" office:value-type="float" office:value="164">
            <text:p>164</text:p>
          </table:table-cell>
          <table:table-cell table:style-name="ce14" office:value-type="float" office:value="0.035234683">
            <text:p>0,0352</text:p>
          </table:table-cell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139">
            <text:p>139</text:p>
          </table:table-cell>
          <table:table-cell table:style-name="ce11" office:value-type="float" office:value="109">
            <text:p>109</text:p>
          </table:table-cell>
          <table:table-cell table:style-name="ce14" office:value-type="float" office:value="0.004194119">
            <text:p>0,0042</text:p>
          </table:table-cell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126">
            <text:p>126</text:p>
          </table:table-cell>
          <table:table-cell table:style-name="ce14" office:value-type="float" office:value="0.001673391">
            <text:p>0,0017</text:p>
          </table:table-cell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1313">
            <text:p>1313</text:p>
          </table:table-cell>
          <table:table-cell table:style-name="ce11" office:value-type="float" office:value="134">
            <text:p>134</text:p>
          </table:table-cell>
          <table:table-cell table:style-name="ce14" office:value-type="float" office:value="0.031146314">
            <text:p>0,0311</text:p>
          </table:table-cell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128993">
            <text:p>128993</text:p>
          </table:table-cell>
          <table:table-cell table:style-name="ce11" office:value-type="float" office:value="320">
            <text:p>320</text:p>
          </table:table-cell>
          <table:table-cell table:style-name="ce14" office:value-type="float" office:value="8.434501114">
            <text:p>8,4345</text:p>
          </table:table-cell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214">
            <text:p>214</text:p>
          </table:table-cell>
          <table:table-cell table:style-name="ce14" office:value-type="float" office:value="0.002438139">
            <text:p>0,0024</text:p>
          </table:table-cell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32765">
            <text:p>32765</text:p>
          </table:table-cell>
          <table:table-cell table:style-name="ce12" office:value-type="float" office:value="146">
            <text:p>146</text:p>
          </table:table-cell>
          <table:table-cell table:style-name="ce15" office:value-type="float" office:value="1.459872463">
            <text:p>1,4599</text:p>
          </table:table-cell>
        </table:table-row>
        <table:table-row table:style-name="ro2">
          <table:table-cell table:number-columns-repeated="5"/>
          <table:table-cell table:style-name="ce39"/>
        </table:table-row>
        <table:table-row table:style-name="ro3">
          <table:table-cell table:style-name="ce19" office:value-type="string" table:number-columns-spanned="6" table:number-rows-spanned="1">
            <text:p>Window Permutation k=4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>
          <table:table-cell table:style-name="ce21" office:value-type="string">
            <text:p>huge.cnf</text:p>
          </table:table-cell>
          <table:table-cell table:style-name="ce29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1027">
            <text:p>1027</text:p>
          </table:table-cell>
          <table:table-cell table:style-name="ce11" office:value-type="float" office:value="341">
            <text:p>341</text:p>
          </table:table-cell>
          <table:table-cell table:style-name="ce14" office:value-type="float" office:value="0.137016217">
            <text:p>0,1370</text:p>
          </table:table-cell>
        </table:table-row>
        <table:table-row table:style-name="ro1">
          <table:table-cell table:style-name="ce21" office:value-type="string">
            <text:p>anomaly.cnf</text:p>
          </table:table-cell>
          <table:table-cell table:style-name="ce29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162">
            <text:p>162</text:p>
          </table:table-cell>
          <table:table-cell table:style-name="ce14" office:value-type="float" office:value="0.00866097">
            <text:p>0,0087</text:p>
          </table:table-cell>
        </table:table-row>
        <table:table-row table:style-name="ro1">
          <table:table-cell table:style-name="ce21" office:value-type="string">
            <text:p>quinn.cnf</text:p>
          </table:table-cell>
          <table:table-cell table:style-name="ce29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144">
            <text:p>144</text:p>
          </table:table-cell>
          <table:table-cell table:style-name="ce14" office:value-type="float" office:value="0.002479507">
            <text:p>0,0025</text:p>
          </table:table-cell>
        </table:table-row>
        <table:table-row table:style-name="ro1">
          <table:table-cell table:style-name="ce21" office:value-type="string">
            <text:p>ais12.cnf</text:p>
          </table:table-cell>
          <table:table-cell table:style-name="ce29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99">
            <text:p>99</text:p>
          </table:table-cell>
          <table:table-cell table:style-name="ce14" office:value-type="float" office:value="0.002308613">
            <text:p>0,0023</text:p>
          </table:table-cell>
        </table:table-row>
        <table:table-row table:style-name="ro1">
          <table:table-cell table:style-name="ce21" office:value-type="string">
            <text:p>ais8.cnf</text:p>
          </table:table-cell>
          <table:table-cell table:style-name="ce29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46">
            <text:p>146</text:p>
          </table:table-cell>
          <table:table-cell table:style-name="ce14" office:value-type="float" office:value="0.003767329">
            <text:p>0,0038</text:p>
          </table:table-cell>
        </table:table-row>
        <table:table-row table:style-name="ro1">
          <table:table-cell table:style-name="ce21" office:value-type="string">
            <text:p>hanoi4.cnf</text:p>
          </table:table-cell>
          <table:table-cell table:style-name="ce29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29535">
            <text:p>29535</text:p>
          </table:table-cell>
          <table:table-cell table:style-name="ce11" office:value-type="float" office:value="485">
            <text:p>485</text:p>
          </table:table-cell>
          <table:table-cell table:style-name="ce14" office:value-type="float" office:value="2.910161245">
            <text:p>2,9102</text:p>
          </table:table-cell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29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52">
            <text:p>252</text:p>
          </table:table-cell>
          <table:table-cell table:style-name="ce14" office:value-type="float" office:value="0.013333713">
            <text:p>0,0133</text:p>
          </table:table-cell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29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302">
            <text:p>302</text:p>
          </table:table-cell>
          <table:table-cell table:style-name="ce14" office:value-type="float" office:value="0.004235253">
            <text:p>0,0042</text:p>
          </table:table-cell>
        </table:table-row>
        <table:table-row table:style-name="ro1">
          <table:table-cell table:style-name="ce21" office:value-type="string">
            <text:p>par8-1-c.cnf</text:p>
          </table:table-cell>
          <table:table-cell table:style-name="ce29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81">
            <text:p>181</text:p>
          </table:table-cell>
          <table:table-cell table:style-name="ce14" office:value-type="float" office:value="0.004063592">
            <text:p>0,0041</text:p>
          </table:table-cell>
        </table:table-row>
        <table:table-row table:style-name="ro1">
          <table:table-cell table:style-name="ce21" office:value-type="string">
            <text:p>dubois21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26621">
            <text:p>26621</text:p>
          </table:table-cell>
          <table:table-cell table:style-name="ce11" office:value-type="float" office:value="281">
            <text:p>281</text:p>
          </table:table-cell>
          <table:table-cell table:style-name="ce14" office:value-type="float" office:value="2.765758766">
            <text:p>2,7658</text:p>
          </table:table-cell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29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99">
            <text:p>299</text:p>
          </table:table-cell>
          <table:table-cell table:style-name="ce11" office:value-type="float" office:value="392">
            <text:p>392</text:p>
          </table:table-cell>
          <table:table-cell table:style-name="ce14" office:value-type="float" office:value="0.018088812">
            <text:p>0,0181</text:p>
          </table:table-cell>
        </table:table-row>
        <table:table-row table:style-name="ro1">
          <table:table-cell table:style-name="ce21" office:value-type="string">
            <text:p>ais10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95">
            <text:p>195</text:p>
          </table:table-cell>
          <table:table-cell table:style-name="ce14" office:value-type="float" office:value="0.002774355">
            <text:p>0,0028</text:p>
          </table:table-cell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29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339">
            <text:p>339</text:p>
          </table:table-cell>
          <table:table-cell table:style-name="ce14" office:value-type="float" office:value="0.005570175">
            <text:p>0,0056</text:p>
          </table:table-cell>
        </table:table-row>
        <table:table-row table:style-name="ro1">
          <table:table-cell table:style-name="ce21" office:value-type="string">
            <text:p>medium.cnf</text:p>
          </table:table-cell>
          <table:table-cell table:style-name="ce29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188">
            <text:p>188</text:p>
          </table:table-cell>
          <table:table-cell table:style-name="ce11" office:value-type="float" office:value="198">
            <text:p>198</text:p>
          </table:table-cell>
          <table:table-cell table:style-name="ce14" office:value-type="float" office:value="0.010070558">
            <text:p>0,0101</text:p>
          </table:table-cell>
        </table:table-row>
        <table:table-row table:style-name="ro1">
          <table:table-cell table:style-name="ce21" office:value-type="string">
            <text:p>hole6.cnf</text:p>
          </table:table-cell>
          <table:table-cell table:style-name="ce29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210">
            <text:p>210</text:p>
          </table:table-cell>
          <table:table-cell table:style-name="ce14" office:value-type="float" office:value="0.00644482">
            <text:p>0,0064</text:p>
          </table:table-cell>
        </table:table-row>
        <table:table-row table:style-name="ro1">
          <table:table-cell table:style-name="ce21" office:value-type="string">
            <text:p>dubois20.cnf</text:p>
          </table:table-cell>
          <table:table-cell table:style-name="ce29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26621">
            <text:p>26621</text:p>
          </table:table-cell>
          <table:table-cell table:style-name="ce11" office:value-type="float" office:value="281">
            <text:p>281</text:p>
          </table:table-cell>
          <table:table-cell table:style-name="ce14" office:value-type="float" office:value="2.666218068">
            <text:p>2,6662</text:p>
          </table:table-cell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317">
            <text:p>317</text:p>
          </table:table-cell>
          <table:table-cell table:style-name="ce14" office:value-type="float" office:value="0.007002497">
            <text:p>0,0070</text:p>
          </table:table-cell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29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38" office:value-type="float" office:value="0.00000169">
            <text:p>1,69E-006</text:p>
          </table:table-cell>
        </table:table-row>
        <table:table-row table:style-name="ro1">
          <table:table-cell table:style-name="ce21" office:value-type="string">
            <text:p>aim-50-1_6-yes1-1.cnf</text:p>
          </table:table-cell>
          <table:table-cell table:style-name="ce29" office:value-type="float" office:value="43">
            <text:p>43</text:p>
          </table:table-cell>
          <table:table-cell table:number-columns-repeated="2" table:style-name="ce11" office:value-type="float" office:value="43">
            <text:p>43</text:p>
          </table:table-cell>
          <table:table-cell table:style-name="ce11" office:value-type="float" office:value="438">
            <text:p>438</text:p>
          </table:table-cell>
          <table:table-cell table:style-name="ce14" office:value-type="float" office:value="0.006599">
            <text:p>0,0066</text:p>
          </table:table-cell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29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1059">
            <text:p>1059</text:p>
          </table:table-cell>
          <table:table-cell table:style-name="ce11" office:value-type="float" office:value="315">
            <text:p>315</text:p>
          </table:table-cell>
          <table:table-cell table:style-name="ce14" office:value-type="float" office:value="0.068308426">
            <text:p>0,0683</text:p>
          </table:table-cell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29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123">
            <text:p>123</text:p>
          </table:table-cell>
          <table:table-cell table:style-name="ce11" office:value-type="float" office:value="213">
            <text:p>213</text:p>
          </table:table-cell>
          <table:table-cell table:style-name="ce14" office:value-type="float" office:value="0.012537961">
            <text:p>0,0125</text:p>
          </table:table-cell>
        </table:table-row>
        <table:table-row table:style-name="ro1">
          <table:table-cell table:style-name="ce21" office:value-type="string">
            <text:p>ais6.cnf</text:p>
          </table:table-cell>
          <table:table-cell table:style-name="ce29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240">
            <text:p>240</text:p>
          </table:table-cell>
          <table:table-cell table:style-name="ce14" office:value-type="float" office:value="0.003697275">
            <text:p>0,0037</text:p>
          </table:table-cell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29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1249">
            <text:p>1249</text:p>
          </table:table-cell>
          <table:table-cell table:style-name="ce11" office:value-type="float" office:value="255">
            <text:p>255</text:p>
          </table:table-cell>
          <table:table-cell table:style-name="ce14" office:value-type="float" office:value="0.06210392">
            <text:p>0,0621</text:p>
          </table:table-cell>
        </table:table-row>
        <table:table-row table:style-name="ro1">
          <table:table-cell table:style-name="ce21" office:value-type="string">
            <text:p>hanoi5.cnf</text:p>
          </table:table-cell>
          <table:table-cell table:style-name="ce29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128313">
            <text:p>128313</text:p>
          </table:table-cell>
          <table:table-cell table:style-name="ce11" office:value-type="float" office:value="627">
            <text:p>627</text:p>
          </table:table-cell>
          <table:table-cell table:style-name="ce14" office:value-type="float" office:value="15.445433651">
            <text:p>15,4454</text:p>
          </table:table-cell>
        </table:table-row>
        <table:table-row table:style-name="ro1">
          <table:table-cell table:style-name="ce21" office:value-type="string">
            <text:p>aim-50-1_6-yes1-4.cnf</text:p>
          </table:table-cell>
          <table:table-cell table:style-name="ce29" office:value-type="float" office:value="42">
            <text:p>42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420">
            <text:p>420</text:p>
          </table:table-cell>
          <table:table-cell table:style-name="ce14" office:value-type="float" office:value="0.005066194">
            <text:p>0,0051</text:p>
          </table:table-cell>
        </table:table-row>
        <table:table-row table:style-name="ro1">
          <table:table-cell table:style-name="ce22" office:value-type="string">
            <text:p>dubois22.cnf</text:p>
          </table:table-cell>
          <table:table-cell table:style-name="ce30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26621">
            <text:p>26621</text:p>
          </table:table-cell>
          <table:table-cell table:style-name="ce12" office:value-type="float" office:value="281">
            <text:p>281</text:p>
          </table:table-cell>
          <table:table-cell table:style-name="ce15" office:value-type="float" office:value="2.651343662">
            <text:p>2,6513</text:p>
          </table:table-cell>
        </table:table-row>
        <table:table-row table:style-name="ro2">
          <table:table-cell table:number-columns-repeated="5"/>
          <table:table-cell table:style-name="ce39"/>
        </table:table-row>
        <table:table-row table:style-name="ro3">
          <table:table-cell table:style-name="ce19" office:value-type="string" table:number-columns-spanned="6" table:number-rows-spanned="1">
            <text:p>Window Permutation k=5</text:p>
          </table:table-cell>
          <table:covered-table-cell table:number-columns-repeated="4" table:style-name="ce23"/>
          <table:covered-table-cell table:style-name="ce24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4" office:value-type="string">
            <text:p>Time (s)</text:p>
          </table:table-cell>
        </table:table-row>
        <table:table-row table:style-name="ro1">
          <table:table-cell table:style-name="ce21" office:value-type="string">
            <text:p>huge.cnf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1025">
            <text:p>1025</text:p>
          </table:table-cell>
          <table:table-cell table:style-name="ce11" office:value-type="float" office:value="552">
            <text:p>552</text:p>
          </table:table-cell>
          <table:table-cell table:style-name="ce14" office:value-type="float" office:value="0.168418835">
            <text:p>0,1684</text:p>
          </table:table-cell>
        </table:table-row>
        <table:table-row table:style-name="ro1">
          <table:table-cell table:style-name="ce21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250">
            <text:p>250</text:p>
          </table:table-cell>
          <table:table-cell table:style-name="ce14" office:value-type="float" office:value="0.011990953">
            <text:p>0,0120</text:p>
          </table:table-cell>
        </table:table-row>
        <table:table-row table:style-name="ro1">
          <table:table-cell table:style-name="ce21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0.003405225">
            <text:p>0,0034</text:p>
          </table:table-cell>
        </table:table-row>
        <table:table-row table:style-name="ro1">
          <table:table-cell table:style-name="ce21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144">
            <text:p>144</text:p>
          </table:table-cell>
          <table:table-cell table:style-name="ce14" office:value-type="float" office:value="0.003244149">
            <text:p>0,0032</text:p>
          </table:table-cell>
        </table:table-row>
        <table:table-row table:style-name="ro1">
          <table:table-cell table:style-name="ce21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220">
            <text:p>220</text:p>
          </table:table-cell>
          <table:table-cell table:style-name="ce14" office:value-type="float" office:value="0.005235212">
            <text:p>0,0052</text:p>
          </table:table-cell>
        </table:table-row>
        <table:table-row table:style-name="ro1">
          <table:table-cell table:style-name="ce21" office:value-type="string">
            <text:p>hanoi4.cnf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31519">
            <text:p>31519</text:p>
          </table:table-cell>
          <table:table-cell table:style-name="ce11" office:value-type="float" office:value="28527">
            <text:p>28527</text:p>
          </table:table-cell>
          <table:table-cell table:style-name="ce11" office:value-type="float" office:value="787">
            <text:p>787</text:p>
          </table:table-cell>
          <table:table-cell table:style-name="ce14" office:value-type="float" office:value="4.931839856">
            <text:p>4,9318</text:p>
          </table:table-cell>
        </table:table-row>
        <table:table-row table:style-name="ro1">
          <table:table-cell table:style-name="ce21" office:value-type="string">
            <text:p>aim-200-2_0-yes1-1.cnf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411">
            <text:p>411</text:p>
          </table:table-cell>
          <table:table-cell table:style-name="ce14" office:value-type="float" office:value="0.009277586">
            <text:p>0,0093</text:p>
          </table:table-cell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number-columns-repeated="2" table:style-name="ce11" office:value-type="float" office:value="34">
            <text:p>34</text:p>
          </table:table-cell>
          <table:table-cell table:style-name="ce11" office:value-type="float" office:value="492">
            <text:p>492</text:p>
          </table:table-cell>
          <table:table-cell table:style-name="ce14" office:value-type="float" office:value="0.005713607">
            <text:p>0,0057</text:p>
          </table:table-cell>
        </table:table-row>
        <table:table-row table:style-name="ro1">
          <table:table-cell table:style-name="ce21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81">
            <text:p>281</text:p>
          </table:table-cell>
          <table:table-cell table:style-name="ce14" office:value-type="float" office:value="0.007686788">
            <text:p>0,0077</text:p>
          </table:table-cell>
        </table:table-row>
        <table:table-row table:style-name="ro1">
          <table:table-cell table:style-name="ce21" office:value-type="string">
            <text:p>dubois21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9453">
            <text:p>19453</text:p>
          </table:table-cell>
          <table:table-cell table:style-name="ce11" office:value-type="float" office:value="447">
            <text:p>447</text:p>
          </table:table-cell>
          <table:table-cell table:style-name="ce14" office:value-type="float" office:value="4.02364667">
            <text:p>4,0236</text:p>
          </table:table-cell>
        </table:table-row>
        <table:table-row table:style-name="ro1">
          <table:table-cell table:style-name="ce21" office:value-type="string">
            <text:p>bw_large.c.cnf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311">
            <text:p>311</text:p>
          </table:table-cell>
          <table:table-cell table:style-name="ce11" office:value-type="float" office:value="291">
            <text:p>291</text:p>
          </table:table-cell>
          <table:table-cell table:style-name="ce11" office:value-type="float" office:value="631">
            <text:p>631</text:p>
          </table:table-cell>
          <table:table-cell table:style-name="ce14" office:value-type="float" office:value="0.027814848">
            <text:p>0,0278</text:p>
          </table:table-cell>
        </table:table-row>
        <table:table-row table:style-name="ro1">
          <table:table-cell table:style-name="ce21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03">
            <text:p>303</text:p>
          </table:table-cell>
          <table:table-cell table:style-name="ce14" office:value-type="float" office:value="0.003695325">
            <text:p>0,0037</text:p>
          </table:table-cell>
        </table:table-row>
        <table:table-row table:style-name="ro1">
          <table:table-cell table:style-name="ce21" office:value-type="string">
            <text:p>aim-100-1_6-yes1-3.cnf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549">
            <text:p>549</text:p>
          </table:table-cell>
          <table:table-cell table:style-name="ce14" office:value-type="float" office:value="0.007293668">
            <text:p>0,0073</text:p>
          </table:table-cell>
        </table:table-row>
        <table:table-row table:style-name="ro1">
          <table:table-cell table:style-name="ce21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312">
            <text:p>312</text:p>
          </table:table-cell>
          <table:table-cell table:style-name="ce14" office:value-type="float" office:value="0.015043868">
            <text:p>0,0150</text:p>
          </table:table-cell>
        </table:table-row>
        <table:table-row table:style-name="ro1">
          <table:table-cell table:style-name="ce21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11" office:value-type="float" office:value="132">
            <text:p>132</text:p>
          </table:table-cell>
          <table:table-cell table:style-name="ce11" office:value-type="float" office:value="324">
            <text:p>324</text:p>
          </table:table-cell>
          <table:table-cell table:style-name="ce14" office:value-type="float" office:value="0.009542395">
            <text:p>0,0095</text:p>
          </table:table-cell>
        </table:table-row>
        <table:table-row table:style-name="ro1">
          <table:table-cell table:style-name="ce21" office:value-type="string">
            <text:p>dubois20.cnf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40957">
            <text:p>40957</text:p>
          </table:table-cell>
          <table:table-cell table:style-name="ce11" office:value-type="float" office:value="19453">
            <text:p>19453</text:p>
          </table:table-cell>
          <table:table-cell table:style-name="ce11" office:value-type="float" office:value="447">
            <text:p>447</text:p>
          </table:table-cell>
          <table:table-cell table:style-name="ce14" office:value-type="float" office:value="4.105019122">
            <text:p>4,1050</text:p>
          </table:table-cell>
        </table:table-row>
        <table:table-row table:style-name="ro1">
          <table:table-cell table:style-name="ce21" office:value-type="string">
            <text:p>bf0432-007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508">
            <text:p>508</text:p>
          </table:table-cell>
          <table:table-cell table:style-name="ce14" office:value-type="float" office:value="0.010986673">
            <text:p>0,0110</text:p>
          </table:table-cell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style-name="ce14" office:value-type="string">
            <text:p>1,815E-6</text:p>
          </table:table-cell>
        </table:table-row>
        <table:table-row table:style-name="ro1">
          <table:table-cell table:style-name="ce21" office:value-type="string">
            <text:p>aim-50-1_6-yes1-1.cnf</text:p>
          </table:table-cell>
          <table:table-cell table:number-columns-repeated="3" table:style-name="ce11" office:value-type="float" office:value="43">
            <text:p>43</text:p>
          </table:table-cell>
          <table:table-cell table:style-name="ce11" office:value-type="float" office:value="712">
            <text:p>712</text:p>
          </table:table-cell>
          <table:table-cell table:style-name="ce14" office:value-type="float" office:value="0.009489612">
            <text:p>0,0095</text:p>
          </table:table-cell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11" office:value-type="float" office:value="1021">
            <text:p>1021</text:p>
          </table:table-cell>
          <table:table-cell table:style-name="ce11" office:value-type="float" office:value="511">
            <text:p>511</text:p>
          </table:table-cell>
          <table:table-cell table:style-name="ce14" office:value-type="float" office:value="0.111414338">
            <text:p>0,1114</text:p>
          </table:table-cell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350">
            <text:p>350</text:p>
          </table:table-cell>
          <table:table-cell table:style-name="ce14" office:value-type="float" office:value="0.011509999">
            <text:p>0,0115</text:p>
          </table:table-cell>
        </table:table-row>
        <table:table-row table:style-name="ro1">
          <table:table-cell table:style-name="ce21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42">
            <text:p>42</text:p>
          </table:table-cell>
          <table:table-cell table:style-name="ce11" office:value-type="float" office:value="380">
            <text:p>380</text:p>
          </table:table-cell>
          <table:table-cell table:style-name="ce14" office:value-type="float" office:value="0.005994639">
            <text:p>0,0060</text:p>
          </table:table-cell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11" office:value-type="float" office:value="1169">
            <text:p>1169</text:p>
          </table:table-cell>
          <table:table-cell table:style-name="ce11" office:value-type="float" office:value="407">
            <text:p>407</text:p>
          </table:table-cell>
          <table:table-cell table:style-name="ce14" office:value-type="float" office:value="0.10164535">
            <text:p>0,1016</text:p>
          </table:table-cell>
        </table:table-row>
        <table:table-row table:style-name="ro1">
          <table:table-cell table:style-name="ce21" office:value-type="string">
            <text:p>hanoi5.cnf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134270">
            <text:p>134270</text:p>
          </table:table-cell>
          <table:table-cell table:style-name="ce11" office:value-type="float" office:value="125370">
            <text:p>125370</text:p>
          </table:table-cell>
          <table:table-cell table:style-name="ce11" office:value-type="float" office:value="1027">
            <text:p>1027</text:p>
          </table:table-cell>
          <table:table-cell table:style-name="ce14" office:value-type="float" office:value="27.111341633">
            <text:p>27,1113</text:p>
          </table:table-cell>
        </table:table-row>
        <table:table-row table:style-name="ro1">
          <table:table-cell table:style-name="ce21" office:value-type="string">
            <text:p>aim-50-1_6-yes1-4.cnf</text:p>
          </table:table-cell>
          <table:table-cell table:number-columns-repeated="3" table:style-name="ce11" office:value-type="float" office:value="42">
            <text:p>42</text:p>
          </table:table-cell>
          <table:table-cell table:style-name="ce11" office:value-type="float" office:value="684">
            <text:p>684</text:p>
          </table:table-cell>
          <table:table-cell table:style-name="ce14" office:value-type="float" office:value="0.006772932">
            <text:p>0,0068</text:p>
          </table:table-cell>
        </table:table-row>
        <table:table-row table:style-name="ro1">
          <table:table-cell table:style-name="ce22" office:value-type="string">
            <text:p>dubois22.cnf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40957">
            <text:p>40957</text:p>
          </table:table-cell>
          <table:table-cell table:style-name="ce12" office:value-type="float" office:value="19453">
            <text:p>19453</text:p>
          </table:table-cell>
          <table:table-cell table:style-name="ce12" office:value-type="float" office:value="447">
            <text:p>447</text:p>
          </table:table-cell>
          <table:table-cell table:style-name="ce15" office:value-type="float" office:value="4.22417283">
            <text:p>4,2242</text:p>
          </table:table-cell>
        </table:table-row>
        <table:table-row table:style-name="ro2" table:number-rows-repeated="1048453">
          <table:table-cell table:number-columns-repeated="6"/>
        </table:table-row>
        <table:table-row table:style-name="ro6" table:number-rows-repeated="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RandomSwapper" table:style-name="ta1">
        <table:table-column table:style-name="co36" table:default-cell-style-name="Default"/>
        <table:table-column table:style-name="co17" table:default-cell-style-name="ce71"/>
        <table:table-column table:style-name="co15" table:default-cell-style-name="ce71"/>
        <table:table-column table:style-name="co18" table:default-cell-style-name="ce71"/>
        <table:table-column table:style-name="co37" table:default-cell-style-name="ce71"/>
        <table:table-column table:style-name="co25" table:default-cell-style-name="ce71"/>
        <table:table-column table:style-name="co9" table:number-columns-repeated="1016" table:default-cell-style-name="Default"/>
        <table:table-row table:style-name="ro3">
          <table:table-cell table:style-name="ce62" office:value-type="string" table:number-columns-spanned="6" table:number-rows-spanned="1">
            <text:p>Random Swapper seed=10 iterations=1000</text:p>
          </table:table-cell>
          <table:covered-table-cell table:number-columns-repeated="4" table:style-name="ce67"/>
          <table:covered-table-cell table:style-name="ce74"/>
          <table:table-cell table:style-name="ce71" table:number-columns-repeated="1016"/>
        </table:table-row>
        <table:table-row table:style-name="ro1">
          <table:table-cell table:style-name="ce63" office:value-type="string">
            <text:p>File</text:p>
          </table:table-cell>
          <table:table-cell table:style-name="ce67" office:value-type="string">
            <text:p>Nvars</text:p>
          </table:table-cell>
          <table:table-cell table:style-name="ce67" office:value-type="string">
            <text:p>InitSize</text:p>
          </table:table-cell>
          <table:table-cell table:style-name="ce67" office:value-type="string">
            <text:p>ReducSize</text:p>
          </table:table-cell>
          <table:table-cell table:style-name="ce67" office:value-type="string">
            <text:p>Nswaps</text:p>
          </table:table-cell>
          <table:table-cell table:style-name="ce74" office:value-type="string">
            <text:p>Time (s)</text:p>
          </table:table-cell>
          <table:table-cell table:style-name="ce77" table:number-columns-repeated="1016"/>
        </table:table-row>
        <table:table-row table:style-name="ro1">
          <table:table-cell table:style-name="ce64" office:value-type="string">
            <text:p>huge.cnf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1099">
            <text:p>1099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1086">
            <text:p>1086</text:p>
          </table:table-cell>
          <table:table-cell table:style-name="ce75" office:value-type="float" office:value="0.328401501">
            <text:p>0,328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nomaly.cnf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990">
            <text:p>990</text:p>
          </table:table-cell>
          <table:table-cell table:style-name="ce75" office:value-type="float" office:value="0.029651461">
            <text:p>0,029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quinn.cnf</text:p>
          </table:table-cell>
          <table:table-cell table:style-name="ce68" office:value-type="float" office:value="16">
            <text:p>16</text:p>
          </table:table-cell>
          <table:table-cell table:number-columns-repeated="2" table:style-name="ce68" office:value-type="float" office:value="18">
            <text:p>18</text:p>
          </table:table-cell>
          <table:table-cell table:style-name="ce68" office:value-type="float" office:value="1000">
            <text:p>1000</text:p>
          </table:table-cell>
          <table:table-cell table:style-name="ce75" office:value-type="float" office:value="0.014220137">
            <text:p>0,014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2.cnf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968">
            <text:p>968</text:p>
          </table:table-cell>
          <table:table-cell table:style-name="ce75" office:value-type="float" office:value="0.018574151">
            <text:p>0,018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8.cnf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1014">
            <text:p>1014</text:p>
          </table:table-cell>
          <table:table-cell table:style-name="ce75" office:value-type="float" office:value="0.025433266">
            <text:p>0,025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4.cnf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31519">
            <text:p>31519</text:p>
          </table:table-cell>
          <table:table-cell table:style-name="ce68" office:value-type="float" office:value="31651">
            <text:p>31651</text:p>
          </table:table-cell>
          <table:table-cell table:style-name="ce68" office:value-type="float" office:value="1146">
            <text:p>1146</text:p>
          </table:table-cell>
          <table:table-cell table:style-name="ce75" office:value-type="float" office:value="13.269116993">
            <text:p>13,269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511">
            <text:p>511</text:p>
          </table:table-cell>
          <table:table-cell table:style-name="ce75" office:value-type="float" office:value="0.010412779">
            <text:p>0,010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68" office:value-type="float" office:value="38">
            <text:p>38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798">
            <text:p>798</text:p>
          </table:table-cell>
          <table:table-cell table:style-name="ce75" office:value-type="float" office:value="0.00856087">
            <text:p>0,008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1033">
            <text:p>1033</text:p>
          </table:table-cell>
          <table:table-cell table:style-name="ce75" office:value-type="float" office:value="0.018402944">
            <text:p>0,018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9023">
            <text:p>9023</text:p>
          </table:table-cell>
          <table:table-cell table:style-name="ce68" office:value-type="float" office:value="968">
            <text:p>968</text:p>
          </table:table-cell>
          <table:table-cell table:style-name="ce75" office:value-type="float" office:value="4.676633916">
            <text:p>4,676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966">
            <text:p>966</text:p>
          </table:table-cell>
          <table:table-cell table:style-name="ce75" office:value-type="float" office:value="0.037166405">
            <text:p>0,037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0.cnf</text:p>
          </table:table-cell>
          <table:table-cell table:style-name="ce68" office:value-type="float" office:value="20">
            <text:p>20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1032">
            <text:p>1032</text:p>
          </table:table-cell>
          <table:table-cell table:style-name="ce75" office:value-type="float" office:value="0.012760988">
            <text:p>0,012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68" office:value-type="float" office:value="47">
            <text:p>47</text:p>
          </table:table-cell>
          <table:table-cell table:number-columns-repeated="2" table:style-name="ce68" office:value-type="float" office:value="40">
            <text:p>40</text:p>
          </table:table-cell>
          <table:table-cell table:style-name="ce68" office:value-type="float" office:value="702">
            <text:p>702</text:p>
          </table:table-cell>
          <table:table-cell table:style-name="ce75" office:value-type="float" office:value="0.008263762">
            <text:p>0,008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medium.cnf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01">
            <text:p>1001</text:p>
          </table:table-cell>
          <table:table-cell table:style-name="ce75" office:value-type="float" office:value="0.036788725">
            <text:p>0,036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ole6.cnf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049">
            <text:p>1049</text:p>
          </table:table-cell>
          <table:table-cell table:style-name="ce75" office:value-type="float" office:value="0.02686031">
            <text:p>0,026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9023">
            <text:p>9023</text:p>
          </table:table-cell>
          <table:table-cell table:style-name="ce68" office:value-type="float" office:value="968">
            <text:p>968</text:p>
          </table:table-cell>
          <table:table-cell table:style-name="ce75" office:value-type="float" office:value="4.584367105">
            <text:p>4,584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098">
            <text:p>1098</text:p>
          </table:table-cell>
          <table:table-cell table:style-name="ce75" office:value-type="float" office:value="0.033496408">
            <text:p>0,033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68" office:value-type="float" office:value="3">
            <text:p>3</text:p>
          </table:table-cell>
          <table:table-cell table:number-columns-repeated="2" table:style-name="ce68" office:value-type="float" office:value="6">
            <text:p>6</text:p>
          </table:table-cell>
          <table:table-cell table:style-name="ce68" office:value-type="float" office:value="668">
            <text:p>668</text:p>
          </table:table-cell>
          <table:table-cell table:style-name="ce75" office:value-type="float" office:value="0.006885131">
            <text:p>0,006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3" table:style-name="ce68" office:value-type="float" office:value="43">
            <text:p>43</text:p>
          </table:table-cell>
          <table:table-cell table:style-name="ce68" office:value-type="float" office:value="1046">
            <text:p>1046</text:p>
          </table:table-cell>
          <table:table-cell table:style-name="ce75" office:value-type="float" office:value="0.013150347">
            <text:p>0,013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195">
            <text:p>1195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996">
            <text:p>996</text:p>
          </table:table-cell>
          <table:table-cell table:style-name="ce75" office:value-type="float" office:value="0.164776856">
            <text:p>0,164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830">
            <text:p>830</text:p>
          </table:table-cell>
          <table:table-cell table:style-name="ce75" office:value-type="float" office:value="0.019137425">
            <text:p>0,019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6.cnf</text:p>
          </table:table-cell>
          <table:table-cell table:style-name="ce68" office:value-type="float" office:value="24">
            <text:p>24</text:p>
          </table:table-cell>
          <table:table-cell table:number-columns-repeated="2" table:style-name="ce68" office:value-type="float" office:value="42">
            <text:p>42</text:p>
          </table:table-cell>
          <table:table-cell table:style-name="ce68" office:value-type="float" office:value="1052">
            <text:p>1052</text:p>
          </table:table-cell>
          <table:table-cell table:style-name="ce75" office:value-type="float" office:value="0.02263996">
            <text:p>0,022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1409">
            <text:p>1409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959">
            <text:p>959</text:p>
          </table:table-cell>
          <table:table-cell table:style-name="ce75" office:value-type="float" office:value="0.114978346">
            <text:p>0,115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5.cnf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134270">
            <text:p>134270</text:p>
          </table:table-cell>
          <table:table-cell table:style-name="ce68" office:value-type="float" office:value="123557">
            <text:p>123557</text:p>
          </table:table-cell>
          <table:table-cell table:style-name="ce68" office:value-type="float" office:value="1181">
            <text:p>1181</text:p>
          </table:table-cell>
          <table:table-cell table:style-name="ce75" office:value-type="float" office:value="34.602774245">
            <text:p>34,602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3" table:style-name="ce68" office:value-type="float" office:value="42">
            <text:p>42</text:p>
          </table:table-cell>
          <table:table-cell table:style-name="ce68" office:value-type="float" office:value="1046">
            <text:p>1046</text:p>
          </table:table-cell>
          <table:table-cell table:style-name="ce75" office:value-type="float" office:value="0.007239816">
            <text:p>0,0072</text:p>
          </table:table-cell>
          <table:table-cell table:number-columns-repeated="1016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40957">
            <text:p>40957</text:p>
          </table:table-cell>
          <table:table-cell table:style-name="ce69" office:value-type="float" office:value="9023">
            <text:p>9023</text:p>
          </table:table-cell>
          <table:table-cell table:style-name="ce69" office:value-type="float" office:value="968">
            <text:p>968</text:p>
          </table:table-cell>
          <table:table-cell table:style-name="ce76" office:value-type="float" office:value="4.797834591">
            <text:p>4,7978</text:p>
          </table:table-cell>
          <table:table-cell table:number-columns-repeated="1016"/>
        </table:table-row>
        <table:table-row table:style-name="ro2">
          <table:table-cell table:style-name="ce66"/>
          <table:table-cell table:style-name="ce70" table:number-columns-repeated="5"/>
          <table:table-cell table:number-columns-repeated="1016"/>
        </table:table-row>
        <table:table-row table:style-name="ro3">
          <table:table-cell table:style-name="ce63" office:value-type="string" table:number-columns-spanned="6" table:number-rows-spanned="1">
            <text:p>Random Swapper seed=327489 iterations=1000</text:p>
          </table:table-cell>
          <table:covered-table-cell table:number-columns-repeated="5" table:style-name="ce67"/>
          <table:table-cell table:style-name="ce71" table:number-columns-repeated="1016"/>
        </table:table-row>
        <table:table-row table:style-name="ro1">
          <table:table-cell table:style-name="ce63" office:value-type="string">
            <text:p>File</text:p>
          </table:table-cell>
          <table:table-cell table:style-name="ce67" office:value-type="string">
            <text:p>Nvars</text:p>
          </table:table-cell>
          <table:table-cell table:style-name="ce67" office:value-type="string">
            <text:p>InitSize</text:p>
          </table:table-cell>
          <table:table-cell table:style-name="ce67" office:value-type="string">
            <text:p>ReducSize</text:p>
          </table:table-cell>
          <table:table-cell table:style-name="ce67" office:value-type="string">
            <text:p>Nswaps</text:p>
          </table:table-cell>
          <table:table-cell table:style-name="ce74" office:value-type="string">
            <text:p>Time (s)</text:p>
          </table:table-cell>
          <table:table-cell table:style-name="ce77" table:number-columns-repeated="1016"/>
        </table:table-row>
        <table:table-row table:style-name="ro1">
          <table:table-cell table:style-name="ce64" office:value-type="string">
            <text:p>huge.cnf</text:p>
          </table:table-cell>
          <table:table-cell table:style-name="ce68" office:value-type="float" office:value="32">
            <text:p>32</text:p>
          </table:table-cell>
          <table:table-cell table:number-columns-repeated="2" table:style-name="ce68" office:value-type="float" office:value="1099">
            <text:p>1099</text:p>
          </table:table-cell>
          <table:table-cell table:style-name="ce68" office:value-type="float" office:value="1103">
            <text:p>1103</text:p>
          </table:table-cell>
          <table:table-cell table:style-name="ce75" office:value-type="float" office:value="0.398216677">
            <text:p>0,398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nomaly.cnf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1029">
            <text:p>1029</text:p>
          </table:table-cell>
          <table:table-cell table:style-name="ce75" office:value-type="float" office:value="0.044066368">
            <text:p>0,044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quinn.cnf</text:p>
          </table:table-cell>
          <table:table-cell table:style-name="ce68" office:value-type="float" office:value="16">
            <text:p>16</text:p>
          </table:table-cell>
          <table:table-cell table:number-columns-repeated="2" table:style-name="ce68" office:value-type="float" office:value="18">
            <text:p>18</text:p>
          </table:table-cell>
          <table:table-cell table:style-name="ce68" office:value-type="float" office:value="1004">
            <text:p>1004</text:p>
          </table:table-cell>
          <table:table-cell table:style-name="ce75" office:value-type="float" office:value="0.013737156">
            <text:p>0,013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2.cnf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954">
            <text:p>954</text:p>
          </table:table-cell>
          <table:table-cell table:style-name="ce75" office:value-type="float" office:value="0.015701561">
            <text:p>0,015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8.cnf</text:p>
          </table:table-cell>
          <table:table-cell table:style-name="ce68" office:value-type="float" office:value="16">
            <text:p>16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1004">
            <text:p>1004</text:p>
          </table:table-cell>
          <table:table-cell table:style-name="ce75" office:value-type="float" office:value="0.022247689">
            <text:p>0,022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4.cnf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31519">
            <text:p>31519</text:p>
          </table:table-cell>
          <table:table-cell table:style-name="ce68" office:value-type="float" office:value="32660">
            <text:p>32660</text:p>
          </table:table-cell>
          <table:table-cell table:style-name="ce68" office:value-type="float" office:value="1120">
            <text:p>1120</text:p>
          </table:table-cell>
          <table:table-cell table:style-name="ce75" office:value-type="float" office:value="10.102822704">
            <text:p>10,102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71">
            <text:p>571</text:p>
          </table:table-cell>
          <table:table-cell table:style-name="ce75" office:value-type="float" office:value="0.011927062">
            <text:p>0,011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68" office:value-type="float" office:value="38">
            <text:p>38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790">
            <text:p>790</text:p>
          </table:table-cell>
          <table:table-cell table:style-name="ce75" office:value-type="float" office:value="0.009869081">
            <text:p>0,009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1021">
            <text:p>1021</text:p>
          </table:table-cell>
          <table:table-cell table:style-name="ce75" office:value-type="float" office:value="0.02019689">
            <text:p>0,020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3077">
            <text:p>3077</text:p>
          </table:table-cell>
          <table:table-cell table:style-name="ce68" office:value-type="float" office:value="1046">
            <text:p>1046</text:p>
          </table:table-cell>
          <table:table-cell table:style-name="ce75" office:value-type="float" office:value="3.769747932">
            <text:p>3,769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1023">
            <text:p>1023</text:p>
          </table:table-cell>
          <table:table-cell table:style-name="ce75" office:value-type="float" office:value="0.057459709">
            <text:p>0,057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0.cnf</text:p>
          </table:table-cell>
          <table:table-cell table:style-name="ce68" office:value-type="float" office:value="20">
            <text:p>20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1032">
            <text:p>1032</text:p>
          </table:table-cell>
          <table:table-cell table:style-name="ce75" office:value-type="float" office:value="0.021979388">
            <text:p>0,022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68" office:value-type="float" office:value="47">
            <text:p>47</text:p>
          </table:table-cell>
          <table:table-cell table:number-columns-repeated="2" table:style-name="ce68" office:value-type="float" office:value="40">
            <text:p>40</text:p>
          </table:table-cell>
          <table:table-cell table:style-name="ce68" office:value-type="float" office:value="656">
            <text:p>656</text:p>
          </table:table-cell>
          <table:table-cell table:style-name="ce75" office:value-type="float" office:value="0.011081542">
            <text:p>0,011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medium.cnf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041">
            <text:p>1041</text:p>
          </table:table-cell>
          <table:table-cell table:style-name="ce75" office:value-type="float" office:value="0.051784288">
            <text:p>0,051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ole6.cnf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041">
            <text:p>1041</text:p>
          </table:table-cell>
          <table:table-cell table:style-name="ce75" office:value-type="float" office:value="0.026263">
            <text:p>0,026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3077">
            <text:p>3077</text:p>
          </table:table-cell>
          <table:table-cell table:style-name="ce68" office:value-type="float" office:value="1046">
            <text:p>1046</text:p>
          </table:table-cell>
          <table:table-cell table:style-name="ce75" office:value-type="float" office:value="3.694646118">
            <text:p>3,694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090">
            <text:p>1090</text:p>
          </table:table-cell>
          <table:table-cell table:style-name="ce75" office:value-type="float" office:value="0.022392285">
            <text:p>0,022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68" office:value-type="float" office:value="3">
            <text:p>3</text:p>
          </table:table-cell>
          <table:table-cell table:number-columns-repeated="2" table:style-name="ce68" office:value-type="float" office:value="6">
            <text:p>6</text:p>
          </table:table-cell>
          <table:table-cell table:style-name="ce68" office:value-type="float" office:value="694">
            <text:p>694</text:p>
          </table:table-cell>
          <table:table-cell table:style-name="ce75" office:value-type="float" office:value="0.005966331">
            <text:p>0,006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3" table:style-name="ce68" office:value-type="float" office:value="43">
            <text:p>43</text:p>
          </table:table-cell>
          <table:table-cell table:style-name="ce68" office:value-type="float" office:value="998">
            <text:p>998</text:p>
          </table:table-cell>
          <table:table-cell table:style-name="ce75" office:value-type="float" office:value="0.011365942">
            <text:p>0,011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195">
            <text:p>1195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942">
            <text:p>942</text:p>
          </table:table-cell>
          <table:table-cell table:style-name="ce75" office:value-type="float" office:value="0.19074051">
            <text:p>0,190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896">
            <text:p>896</text:p>
          </table:table-cell>
          <table:table-cell table:style-name="ce75" office:value-type="float" office:value="0.022417397">
            <text:p>0,022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6.cnf</text:p>
          </table:table-cell>
          <table:table-cell table:style-name="ce68" office:value-type="float" office:value="24">
            <text:p>24</text:p>
          </table:table-cell>
          <table:table-cell table:number-columns-repeated="2" table:style-name="ce68" office:value-type="float" office:value="42">
            <text:p>42</text:p>
          </table:table-cell>
          <table:table-cell table:style-name="ce68" office:value-type="float" office:value="1062">
            <text:p>1062</text:p>
          </table:table-cell>
          <table:table-cell table:style-name="ce75" office:value-type="float" office:value="0.025469168">
            <text:p>0,025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1409">
            <text:p>1409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974">
            <text:p>974</text:p>
          </table:table-cell>
          <table:table-cell table:style-name="ce75" office:value-type="float" office:value="0.113881961">
            <text:p>0,113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5.cnf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134270">
            <text:p>134270</text:p>
          </table:table-cell>
          <table:table-cell table:style-name="ce68" office:value-type="float" office:value="131320">
            <text:p>131320</text:p>
          </table:table-cell>
          <table:table-cell table:style-name="ce68" office:value-type="float" office:value="1159">
            <text:p>1159</text:p>
          </table:table-cell>
          <table:table-cell table:style-name="ce75" office:value-type="float" office:value="37.692096386">
            <text:p>37,692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3" table:style-name="ce68" office:value-type="float" office:value="42">
            <text:p>42</text:p>
          </table:table-cell>
          <table:table-cell table:style-name="ce68" office:value-type="float" office:value="1012">
            <text:p>1012</text:p>
          </table:table-cell>
          <table:table-cell table:style-name="ce75" office:value-type="float" office:value="0.006895339">
            <text:p>0,0069</text:p>
          </table:table-cell>
          <table:table-cell table:number-columns-repeated="1016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40957">
            <text:p>40957</text:p>
          </table:table-cell>
          <table:table-cell table:style-name="ce69" office:value-type="float" office:value="3077">
            <text:p>3077</text:p>
          </table:table-cell>
          <table:table-cell table:style-name="ce69" office:value-type="float" office:value="1046">
            <text:p>1046</text:p>
          </table:table-cell>
          <table:table-cell table:style-name="ce76" office:value-type="float" office:value="3.818662556">
            <text:p>3,8187</text:p>
          </table:table-cell>
          <table:table-cell table:number-columns-repeated="1016"/>
        </table:table-row>
        <table:table-row table:style-name="ro1">
          <table:table-cell table:style-name="ce65"/>
          <table:table-cell table:style-name="ce69" table:number-columns-repeated="5"/>
          <table:table-cell table:number-columns-repeated="1016"/>
        </table:table-row>
        <table:table-row table:style-name="ro3">
          <table:table-cell table:style-name="ce62" office:value-type="string" table:number-columns-spanned="6" table:number-rows-spanned="1">
            <text:p>Random Swapper seed=121481 iterations=1000</text:p>
          </table:table-cell>
          <table:covered-table-cell table:number-columns-repeated="4" table:style-name="ce67"/>
          <table:covered-table-cell table:style-name="ce74"/>
          <table:table-cell table:style-name="ce71" table:number-columns-repeated="1016"/>
        </table:table-row>
        <table:table-row table:style-name="ro1">
          <table:table-cell table:style-name="ce63" office:value-type="string">
            <text:p>File</text:p>
          </table:table-cell>
          <table:table-cell table:style-name="ce67" office:value-type="string">
            <text:p>Nvars</text:p>
          </table:table-cell>
          <table:table-cell table:style-name="ce67" office:value-type="string">
            <text:p>InitSize</text:p>
          </table:table-cell>
          <table:table-cell table:style-name="ce67" office:value-type="string">
            <text:p>ReducSize</text:p>
          </table:table-cell>
          <table:table-cell table:style-name="ce67" office:value-type="string">
            <text:p>Nswaps</text:p>
          </table:table-cell>
          <table:table-cell table:style-name="ce74" office:value-type="string">
            <text:p>Time (s)</text:p>
          </table:table-cell>
          <table:table-cell table:style-name="ce77" table:number-columns-repeated="1016"/>
        </table:table-row>
        <table:table-row table:style-name="ro1">
          <table:table-cell table:style-name="ce64" office:value-type="string">
            <text:p>huge.cnf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1099">
            <text:p>1099</text:p>
          </table:table-cell>
          <table:table-cell table:style-name="ce68" office:value-type="float" office:value="1039">
            <text:p>1039</text:p>
          </table:table-cell>
          <table:table-cell table:style-name="ce68" office:value-type="float" office:value="1067">
            <text:p>1067</text:p>
          </table:table-cell>
          <table:table-cell table:style-name="ce75" office:value-type="float" office:value="0.286887504">
            <text:p>0,286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nomaly.cnf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999">
            <text:p>999</text:p>
          </table:table-cell>
          <table:table-cell table:style-name="ce75" office:value-type="float" office:value="0.039783804">
            <text:p>0,039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quinn.cnf</text:p>
          </table:table-cell>
          <table:table-cell table:style-name="ce68" office:value-type="float" office:value="16">
            <text:p>16</text:p>
          </table:table-cell>
          <table:table-cell table:number-columns-repeated="2" table:style-name="ce68" office:value-type="float" office:value="18">
            <text:p>18</text:p>
          </table:table-cell>
          <table:table-cell table:style-name="ce68" office:value-type="float" office:value="1008">
            <text:p>1008</text:p>
          </table:table-cell>
          <table:table-cell table:style-name="ce75" office:value-type="float" office:value="0.012833401">
            <text:p>0,012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2.cnf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930">
            <text:p>930</text:p>
          </table:table-cell>
          <table:table-cell table:style-name="ce75" office:value-type="float" office:value="0.013577548">
            <text:p>0,013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8.cnf</text:p>
          </table:table-cell>
          <table:table-cell table:style-name="ce68" office:value-type="float" office:value="16">
            <text:p>16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1008">
            <text:p>1008</text:p>
          </table:table-cell>
          <table:table-cell table:style-name="ce75" office:value-type="float" office:value="0.02119426">
            <text:p>0,021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4.cnf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31519">
            <text:p>31519</text:p>
          </table:table-cell>
          <table:table-cell table:style-name="ce68" office:value-type="float" office:value="31131">
            <text:p>31131</text:p>
          </table:table-cell>
          <table:table-cell table:style-name="ce68" office:value-type="float" office:value="1071">
            <text:p>1071</text:p>
          </table:table-cell>
          <table:table-cell table:style-name="ce75" office:value-type="float" office:value="10.417941589">
            <text:p>10,417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525">
            <text:p>525</text:p>
          </table:table-cell>
          <table:table-cell table:style-name="ce75" office:value-type="float" office:value="0.021193811">
            <text:p>0,021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68" office:value-type="float" office:value="38">
            <text:p>38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778">
            <text:p>778</text:p>
          </table:table-cell>
          <table:table-cell table:style-name="ce75" office:value-type="float" office:value="0.008156291">
            <text:p>0,008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1013">
            <text:p>1013</text:p>
          </table:table-cell>
          <table:table-cell table:style-name="ce75" office:value-type="float" office:value="0.017696579">
            <text:p>0,017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1575">
            <text:p>1575</text:p>
          </table:table-cell>
          <table:table-cell table:style-name="ce68" office:value-type="float" office:value="991">
            <text:p>991</text:p>
          </table:table-cell>
          <table:table-cell table:style-name="ce75" office:value-type="float" office:value="3.609267204">
            <text:p>3,609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1040">
            <text:p>1040</text:p>
          </table:table-cell>
          <table:table-cell table:style-name="ce75" office:value-type="float" office:value="0.0462831">
            <text:p>0,046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0.cnf</text:p>
          </table:table-cell>
          <table:table-cell table:style-name="ce68" office:value-type="float" office:value="20">
            <text:p>20</text:p>
          </table:table-cell>
          <table:table-cell table:number-columns-repeated="2" table:style-name="ce68" office:value-type="float" office:value="34">
            <text:p>34</text:p>
          </table:table-cell>
          <table:table-cell table:style-name="ce68" office:value-type="float" office:value="1006">
            <text:p>1006</text:p>
          </table:table-cell>
          <table:table-cell table:style-name="ce75" office:value-type="float" office:value="0.013535763">
            <text:p>0,013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691">
            <text:p>691</text:p>
          </table:table-cell>
          <table:table-cell table:style-name="ce75" office:value-type="float" office:value="0.00907864">
            <text:p>0,009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medium.cnf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049">
            <text:p>1049</text:p>
          </table:table-cell>
          <table:table-cell table:style-name="ce75" office:value-type="float" office:value="0.042414017">
            <text:p>0,042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ole6.cnf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1018">
            <text:p>1018</text:p>
          </table:table-cell>
          <table:table-cell table:style-name="ce75" office:value-type="float" office:value="0.023725625">
            <text:p>0,023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68" office:value-type="float" office:value="1575">
            <text:p>1575</text:p>
          </table:table-cell>
          <table:table-cell table:style-name="ce68" office:value-type="float" office:value="991">
            <text:p>991</text:p>
          </table:table-cell>
          <table:table-cell table:style-name="ce75" office:value-type="float" office:value="3.531136181">
            <text:p>3,531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84">
            <text:p>1084</text:p>
          </table:table-cell>
          <table:table-cell table:style-name="ce75" office:value-type="float" office:value="0.024108423">
            <text:p>0,024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68" office:value-type="float" office:value="3">
            <text:p>3</text:p>
          </table:table-cell>
          <table:table-cell table:number-columns-repeated="2" table:style-name="ce68" office:value-type="float" office:value="6">
            <text:p>6</text:p>
          </table:table-cell>
          <table:table-cell table:style-name="ce68" office:value-type="float" office:value="656">
            <text:p>656</text:p>
          </table:table-cell>
          <table:table-cell table:style-name="ce75" office:value-type="float" office:value="0.005415547">
            <text:p>0,0054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3" table:style-name="ce68" office:value-type="float" office:value="43">
            <text:p>43</text:p>
          </table:table-cell>
          <table:table-cell table:style-name="ce68" office:value-type="float" office:value="994">
            <text:p>994</text:p>
          </table:table-cell>
          <table:table-cell table:style-name="ce75" office:value-type="float" office:value="0.010886487">
            <text:p>0,010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195">
            <text:p>1195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1036">
            <text:p>1036</text:p>
          </table:table-cell>
          <table:table-cell table:style-name="ce75" office:value-type="float" office:value="0.220089503">
            <text:p>0,220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889">
            <text:p>889</text:p>
          </table:table-cell>
          <table:table-cell table:style-name="ce75" office:value-type="float" office:value="0.021993482">
            <text:p>0,022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6.cnf</text:p>
          </table:table-cell>
          <table:table-cell table:style-name="ce68" office:value-type="float" office:value="24">
            <text:p>24</text:p>
          </table:table-cell>
          <table:table-cell table:number-columns-repeated="2" table:style-name="ce68" office:value-type="float" office:value="42">
            <text:p>42</text:p>
          </table:table-cell>
          <table:table-cell table:style-name="ce68" office:value-type="float" office:value="1034">
            <text:p>1034</text:p>
          </table:table-cell>
          <table:table-cell table:style-name="ce75" office:value-type="float" office:value="0.017079837">
            <text:p>0,017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1409">
            <text:p>1409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972">
            <text:p>972</text:p>
          </table:table-cell>
          <table:table-cell table:style-name="ce75" office:value-type="float" office:value="0.109822929">
            <text:p>0,109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5.cnf</text:p>
          </table:table-cell>
          <table:table-cell table:style-name="ce68" office:value-type="float" office:value="56">
            <text:p>56</text:p>
          </table:table-cell>
          <table:table-cell table:number-columns-repeated="2" table:style-name="ce68" office:value-type="float" office:value="134270">
            <text:p>134270</text:p>
          </table:table-cell>
          <table:table-cell table:style-name="ce68" office:value-type="float" office:value="1124">
            <text:p>1124</text:p>
          </table:table-cell>
          <table:table-cell table:style-name="ce75" office:value-type="float" office:value="41.677785894">
            <text:p>41,677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3" table:style-name="ce68" office:value-type="float" office:value="42">
            <text:p>42</text:p>
          </table:table-cell>
          <table:table-cell table:style-name="ce68" office:value-type="float" office:value="986">
            <text:p>986</text:p>
          </table:table-cell>
          <table:table-cell table:style-name="ce75" office:value-type="float" office:value="0.006979841">
            <text:p>0,0070</text:p>
          </table:table-cell>
          <table:table-cell table:number-columns-repeated="1016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40957">
            <text:p>40957</text:p>
          </table:table-cell>
          <table:table-cell table:style-name="ce69" office:value-type="float" office:value="1575">
            <text:p>1575</text:p>
          </table:table-cell>
          <table:table-cell table:style-name="ce69" office:value-type="float" office:value="991">
            <text:p>991</text:p>
          </table:table-cell>
          <table:table-cell table:style-name="ce76" office:value-type="float" office:value="3.62385807">
            <text:p>3,6239</text:p>
          </table:table-cell>
          <table:table-cell table:number-columns-repeated="1016"/>
        </table:table-row>
        <table:table-row table:style-name="ro2">
          <table:table-cell table:number-columns-repeated="1022"/>
        </table:table-row>
        <table:table-row table:style-name="ro3">
          <table:table-cell table:style-name="ce62" office:value-type="string" table:number-columns-spanned="6" table:number-rows-spanned="1">
            <text:p>Random Swapper (Average)</text:p>
          </table:table-cell>
          <table:covered-table-cell table:number-columns-repeated="4" table:style-name="ce67"/>
          <table:covered-table-cell table:style-name="ce74"/>
          <table:table-cell table:number-columns-repeated="1016"/>
        </table:table-row>
        <table:table-row table:style-name="ro1">
          <table:table-cell table:style-name="ce63" office:value-type="string">
            <text:p>File</text:p>
          </table:table-cell>
          <table:table-cell table:style-name="ce67" office:value-type="string">
            <text:p>Nvars</text:p>
          </table:table-cell>
          <table:table-cell table:style-name="ce67" office:value-type="string">
            <text:p>initSize</text:p>
          </table:table-cell>
          <table:table-cell table:style-name="ce67" office:value-type="string">
            <text:p>reducSize</text:p>
          </table:table-cell>
          <table:table-cell table:style-name="ce67" office:value-type="string">
            <text:p>Nswaps</text:p>
          </table:table-cell>
          <table:table-cell table:style-name="ce74" office:value-type="string">
            <text:p>Time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uge.cnf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1099">
            <text:p>1099</text:p>
          </table:table-cell>
          <table:table-cell table:style-name="ce72" table:formula="of:=([.D3]+[.D32]+[.D61])/3" office:value-type="float" office:value="1019">
            <text:p>1019,00</text:p>
          </table:table-cell>
          <table:table-cell table:style-name="ce72" table:formula="of:=([.E3]+[.E32]+[.E61])/3" office:value-type="float" office:value="1085.33333333333">
            <text:p>1085,33</text:p>
          </table:table-cell>
          <table:table-cell table:style-name="ce75" table:formula="of:=([.F3]+[.F32]+[.F61])/3" office:value-type="float" office:value="0.337835227333333">
            <text:p>0,337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nomaly.cnf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84">
            <text:p>84</text:p>
          </table:table-cell>
          <table:table-cell table:style-name="ce72" table:formula="of:=([.D4]+[.D33]+[.D62])/3" office:value-type="float" office:value="69.3333333333333">
            <text:p>69,33</text:p>
          </table:table-cell>
          <table:table-cell table:style-name="ce72" table:formula="of:=([.E4]+[.E33]+[.E62])/3" office:value-type="float" office:value="1006">
            <text:p>1006,00</text:p>
          </table:table-cell>
          <table:table-cell table:style-name="ce75" table:formula="of:=([.F4]+[.F33]+[.F62])/3" office:value-type="float" office:value="0.0378338776666667">
            <text:p>0,037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quinn.cnf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8">
            <text:p>18</text:p>
          </table:table-cell>
          <table:table-cell table:style-name="ce72" table:formula="of:=([.D5]+[.D34]+[.D63])/3" office:value-type="float" office:value="18">
            <text:p>18,00</text:p>
          </table:table-cell>
          <table:table-cell table:style-name="ce72" table:formula="of:=([.E5]+[.E34]+[.E63])/3" office:value-type="float" office:value="1004">
            <text:p>1004,00</text:p>
          </table:table-cell>
          <table:table-cell table:style-name="ce75" table:formula="of:=([.F5]+[.F34]+[.F63])/3" office:value-type="float" office:value="0.013596898">
            <text:p>0,013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2.cnf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29">
            <text:p>29</text:p>
          </table:table-cell>
          <table:table-cell table:style-name="ce72" table:formula="of:=([.D6]+[.D35]+[.D64])/3" office:value-type="float" office:value="27">
            <text:p>27,00</text:p>
          </table:table-cell>
          <table:table-cell table:style-name="ce72" table:formula="of:=([.E6]+[.E35]+[.E64])/3" office:value-type="float" office:value="950.666666666667">
            <text:p>950,67</text:p>
          </table:table-cell>
          <table:table-cell table:style-name="ce75" table:formula="of:=([.F6]+[.F35]+[.F64])/3" office:value-type="float" office:value="0.0159510866666667">
            <text:p>0,016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8.cnf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34">
            <text:p>34</text:p>
          </table:table-cell>
          <table:table-cell table:style-name="ce72" table:formula="of:=([.D7]+[.D36]+[.D65])/3" office:value-type="float" office:value="37.3333333333333">
            <text:p>37,33</text:p>
          </table:table-cell>
          <table:table-cell table:style-name="ce72" table:formula="of:=([.E7]+[.E36]+[.E65])/3" office:value-type="float" office:value="1008.66666666667">
            <text:p>1008,67</text:p>
          </table:table-cell>
          <table:table-cell table:style-name="ce75" table:formula="of:=([.F7]+[.F36]+[.F65])/3" office:value-type="float" office:value="0.022958405">
            <text:p>0,023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4.cnf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31519">
            <text:p>31519</text:p>
          </table:table-cell>
          <table:table-cell table:style-name="ce72" table:formula="of:=([.D8]+[.D37]+[.D66])/3" office:value-type="float" office:value="31814">
            <text:p>31814,00</text:p>
          </table:table-cell>
          <table:table-cell table:style-name="ce72" table:formula="of:=([.E8]+[.E37]+[.E66])/3" office:value-type="float" office:value="1112.33333333333">
            <text:p>1112,33</text:p>
          </table:table-cell>
          <table:table-cell table:style-name="ce75" table:formula="of:=([.F8]+[.F37]+[.F66])/3" office:value-type="float" office:value="11.263293762">
            <text:p>11,2633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200-2_0-yes1-1.cnf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80">
            <text:p>80</text:p>
          </table:table-cell>
          <table:table-cell table:style-name="ce72" table:formula="of:=([.D9]+[.D38]+[.D67])/3" office:value-type="float" office:value="65.3333333333333">
            <text:p>65,33</text:p>
          </table:table-cell>
          <table:table-cell table:style-name="ce72" table:formula="of:=([.E9]+[.E38]+[.E67])/3" office:value-type="float" office:value="535.666666666667">
            <text:p>535,67</text:p>
          </table:table-cell>
          <table:table-cell table:style-name="ce75" table:formula="of:=([.F9]+[.F38]+[.F67])/3" office:value-type="float" office:value="0.0145112173333333">
            <text:p>0,014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2_0-yes1-3.cnf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4">
            <text:p>34</text:p>
          </table:table-cell>
          <table:table-cell table:style-name="ce72" table:formula="of:=([.D10]+[.D39]+[.D68])/3" office:value-type="float" office:value="34">
            <text:p>34,00</text:p>
          </table:table-cell>
          <table:table-cell table:style-name="ce72" table:formula="of:=([.E10]+[.E39]+[.E68])/3" office:value-type="float" office:value="788.666666666667">
            <text:p>788,67</text:p>
          </table:table-cell>
          <table:table-cell table:style-name="ce75" table:formula="of:=([.F10]+[.F39]+[.F68])/3" office:value-type="float" office:value="0.00886208066666667">
            <text:p>0,008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par8-1-c.cnf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46">
            <text:p>46</text:p>
          </table:table-cell>
          <table:table-cell table:style-name="ce72" table:formula="of:=([.D11]+[.D40]+[.D69])/3" office:value-type="float" office:value="50.3333333333333">
            <text:p>50,33</text:p>
          </table:table-cell>
          <table:table-cell table:style-name="ce72" table:formula="of:=([.E11]+[.E40]+[.E69])/3" office:value-type="float" office:value="1022.33333333333">
            <text:p>1022,33</text:p>
          </table:table-cell>
          <table:table-cell table:style-name="ce75" table:formula="of:=([.F11]+[.F40]+[.F69])/3" office:value-type="float" office:value="0.018765471">
            <text:p>0,018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1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72" table:formula="of:=([.D12]+[.D41]+[.D70])/3" office:value-type="float" office:value="4558.33333333333">
            <text:p>4558,33</text:p>
          </table:table-cell>
          <table:table-cell table:style-name="ce72" table:formula="of:=([.E12]+[.E41]+[.E70])/3" office:value-type="float" office:value="1001.66666666667">
            <text:p>1001,67</text:p>
          </table:table-cell>
          <table:table-cell table:style-name="ce75" table:formula="of:=([.F12]+[.F41]+[.F70])/3" office:value-type="float" office:value="4.018549684">
            <text:p>4,018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c.cnf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11">
            <text:p>311</text:p>
          </table:table-cell>
          <table:table-cell table:style-name="ce72" table:formula="of:=([.D13]+[.D42]+[.D71])/3" office:value-type="float" office:value="270.666666666667">
            <text:p>270,67</text:p>
          </table:table-cell>
          <table:table-cell table:style-name="ce72" table:formula="of:=([.E13]+[.E42]+[.E71])/3" office:value-type="float" office:value="1009.66666666667">
            <text:p>1009,67</text:p>
          </table:table-cell>
          <table:table-cell table:style-name="ce75" table:formula="of:=([.F13]+[.F42]+[.F71])/3" office:value-type="float" office:value="0.046969738">
            <text:p>0,0470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10.cnf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34">
            <text:p>34</text:p>
          </table:table-cell>
          <table:table-cell table:style-name="ce72" table:formula="of:=([.D14]+[.D43]+[.D72])/3" office:value-type="float" office:value="34">
            <text:p>34,00</text:p>
          </table:table-cell>
          <table:table-cell table:style-name="ce72" table:formula="of:=([.E14]+[.E43]+[.E72])/3" office:value-type="float" office:value="1023.33333333333">
            <text:p>1023,33</text:p>
          </table:table-cell>
          <table:table-cell table:style-name="ce75" table:formula="of:=([.F14]+[.F43]+[.F72])/3" office:value-type="float" office:value="0.0160920463333333">
            <text:p>0,016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100-1_6-yes1-3.cnf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0">
            <text:p>40</text:p>
          </table:table-cell>
          <table:table-cell table:style-name="ce72" table:formula="of:=([.D15]+[.D44]+[.D73])/3" office:value-type="float" office:value="39.6666666666667">
            <text:p>39,67</text:p>
          </table:table-cell>
          <table:table-cell table:style-name="ce72" table:formula="of:=([.E15]+[.E44]+[.E73])/3" office:value-type="float" office:value="683">
            <text:p>683,00</text:p>
          </table:table-cell>
          <table:table-cell table:style-name="ce75" table:formula="of:=([.F15]+[.F44]+[.F73])/3" office:value-type="float" office:value="0.009474648">
            <text:p>0,0095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medium.cnf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3">
            <text:p>203</text:p>
          </table:table-cell>
          <table:table-cell table:style-name="ce72" table:formula="of:=([.D16]+[.D45]+[.D74])/3" office:value-type="float" office:value="124.333333333333">
            <text:p>124,33</text:p>
          </table:table-cell>
          <table:table-cell table:style-name="ce72" table:formula="of:=([.E16]+[.E45]+[.E74])/3" office:value-type="float" office:value="1030.33333333333">
            <text:p>1030,33</text:p>
          </table:table-cell>
          <table:table-cell table:style-name="ce75" table:formula="of:=([.F16]+[.F45]+[.F74])/3" office:value-type="float" office:value="0.0436623433333333">
            <text:p>0,043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ole6.cnf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144">
            <text:p>144</text:p>
          </table:table-cell>
          <table:table-cell table:style-name="ce72" table:formula="of:=([.D17]+[.D46]+[.D75])/3" office:value-type="float" office:value="104.666666666667">
            <text:p>104,67</text:p>
          </table:table-cell>
          <table:table-cell table:style-name="ce72" table:formula="of:=([.E17]+[.E46]+[.E75])/3" office:value-type="float" office:value="1036">
            <text:p>1036,00</text:p>
          </table:table-cell>
          <table:table-cell table:style-name="ce75" table:formula="of:=([.F17]+[.F46]+[.F75])/3" office:value-type="float" office:value="0.0256163116666667">
            <text:p>0,0256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dubois20.cnf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40957">
            <text:p>40957</text:p>
          </table:table-cell>
          <table:table-cell table:style-name="ce72" table:formula="of:=([.D18]+[.D47]+[.D76])/3" office:value-type="float" office:value="4558.33333333333">
            <text:p>4558,33</text:p>
          </table:table-cell>
          <table:table-cell table:style-name="ce72" table:formula="of:=([.E18]+[.E47]+[.E76])/3" office:value-type="float" office:value="1001.66666666667">
            <text:p>1001,67</text:p>
          </table:table-cell>
          <table:table-cell table:style-name="ce75" table:formula="of:=([.F18]+[.F47]+[.F76])/3" office:value-type="float" office:value="3.936716468">
            <text:p>3,936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f0432-007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28">
            <text:p>128</text:p>
          </table:table-cell>
          <table:table-cell table:style-name="ce72" table:formula="of:=([.D19]+[.D48]+[.D77])/3" office:value-type="float" office:value="115.333333333333">
            <text:p>115,33</text:p>
          </table:table-cell>
          <table:table-cell table:style-name="ce72" table:formula="of:=([.E19]+[.E48]+[.E77])/3" office:value-type="float" office:value="1090.66666666667">
            <text:p>1090,67</text:p>
          </table:table-cell>
          <table:table-cell table:style-name="ce75" table:formula="of:=([.F19]+[.F48]+[.F77])/3" office:value-type="float" office:value="0.0266657053333333">
            <text:p>0,026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simple_v3_c2.cnf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6">
            <text:p>6</text:p>
          </table:table-cell>
          <table:table-cell table:style-name="ce72" table:formula="of:=([.D20]+[.D49]+[.D78])/3" office:value-type="float" office:value="6">
            <text:p>6,00</text:p>
          </table:table-cell>
          <table:table-cell table:style-name="ce72" table:formula="of:=([.E20]+[.E49]+[.E78])/3" office:value-type="float" office:value="672.666666666667">
            <text:p>672,67</text:p>
          </table:table-cell>
          <table:table-cell table:style-name="ce75" table:formula="of:=([.F20]+[.F49]+[.F78])/3" office:value-type="float" office:value="0.006089003">
            <text:p>0,0061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1.cnf</text:p>
          </table:table-cell>
          <table:table-cell table:number-columns-repeated="2" table:style-name="ce68" office:value-type="float" office:value="43">
            <text:p>43</text:p>
          </table:table-cell>
          <table:table-cell table:style-name="ce72" table:formula="of:=([.D21]+[.D50]+[.D79])/3" office:value-type="float" office:value="43">
            <text:p>43,00</text:p>
          </table:table-cell>
          <table:table-cell table:style-name="ce72" table:formula="of:=([.E21]+[.E50]+[.E79])/3" office:value-type="float" office:value="1012.66666666667">
            <text:p>1012,67</text:p>
          </table:table-cell>
          <table:table-cell table:style-name="ce75" table:formula="of:=([.F21]+[.F50]+[.F79])/3" office:value-type="float" office:value="0.0118009253333333">
            <text:p>0,0118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d.cnf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1195">
            <text:p>1195</text:p>
          </table:table-cell>
          <table:table-cell table:style-name="ce72" table:formula="of:=([.D22]+[.D51]+[.D80])/3" office:value-type="float" office:value="546.333333333333">
            <text:p>546,33</text:p>
          </table:table-cell>
          <table:table-cell table:style-name="ce72" table:formula="of:=([.E22]+[.E51]+[.E80])/3" office:value-type="float" office:value="991.333333333333">
            <text:p>991,33</text:p>
          </table:table-cell>
          <table:table-cell table:style-name="ce75" table:formula="of:=([.F22]+[.F51]+[.F80])/3" office:value-type="float" office:value="0.191868956333333">
            <text:p>0,191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a.cnf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157">
            <text:p>157</text:p>
          </table:table-cell>
          <table:table-cell table:style-name="ce72" table:formula="of:=([.D23]+[.D52]+[.D81])/3" office:value-type="float" office:value="86">
            <text:p>86,00</text:p>
          </table:table-cell>
          <table:table-cell table:style-name="ce72" table:formula="of:=([.E23]+[.E52]+[.E81])/3" office:value-type="float" office:value="871.666666666667">
            <text:p>871,67</text:p>
          </table:table-cell>
          <table:table-cell table:style-name="ce75" table:formula="of:=([.F23]+[.F52]+[.F81])/3" office:value-type="float" office:value="0.021182768">
            <text:p>0,0212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s6.cnf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42">
            <text:p>42</text:p>
          </table:table-cell>
          <table:table-cell table:style-name="ce72" table:formula="of:=([.D24]+[.D53]+[.D82])/3" office:value-type="float" office:value="42">
            <text:p>42,00</text:p>
          </table:table-cell>
          <table:table-cell table:style-name="ce72" table:formula="of:=([.E24]+[.E53]+[.E82])/3" office:value-type="float" office:value="1049.33333333333">
            <text:p>1049,33</text:p>
          </table:table-cell>
          <table:table-cell table:style-name="ce75" table:formula="of:=([.F24]+[.F53]+[.F82])/3" office:value-type="float" office:value="0.021729655">
            <text:p>0,0217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bw_large.b.cnf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1409">
            <text:p>1409</text:p>
          </table:table-cell>
          <table:table-cell table:style-name="ce72" table:formula="of:=([.D25]+[.D54]+[.D83])/3" office:value-type="float" office:value="377">
            <text:p>377,00</text:p>
          </table:table-cell>
          <table:table-cell table:style-name="ce72" table:formula="of:=([.E25]+[.E54]+[.E83])/3" office:value-type="float" office:value="968.333333333333">
            <text:p>968,33</text:p>
          </table:table-cell>
          <table:table-cell table:style-name="ce75" table:formula="of:=([.F25]+[.F54]+[.F83])/3" office:value-type="float" office:value="0.112894412">
            <text:p>0,112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hanoi5.cnf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134270">
            <text:p>134270</text:p>
          </table:table-cell>
          <table:table-cell table:style-name="ce72" table:formula="of:=([.D26]+[.D55]+[.D84])/3" office:value-type="float" office:value="129715.666666667">
            <text:p>129715,67</text:p>
          </table:table-cell>
          <table:table-cell table:style-name="ce72" table:formula="of:=([.E26]+[.E55]+[.E84])/3" office:value-type="float" office:value="1154.66666666667">
            <text:p>1154,67</text:p>
          </table:table-cell>
          <table:table-cell table:style-name="ce75" table:formula="of:=([.F26]+[.F55]+[.F84])/3" office:value-type="float" office:value="37.9908855083333">
            <text:p>37,9909</text:p>
          </table:table-cell>
          <table:table-cell table:number-columns-repeated="1016"/>
        </table:table-row>
        <table:table-row table:style-name="ro1">
          <table:table-cell table:style-name="ce64" office:value-type="string">
            <text:p>aim-50-1_6-yes1-4.cnf</text:p>
          </table:table-cell>
          <table:table-cell table:number-columns-repeated="2" table:style-name="ce68" office:value-type="float" office:value="42">
            <text:p>42</text:p>
          </table:table-cell>
          <table:table-cell table:style-name="ce72" table:formula="of:=([.D27]+[.D56]+[.D85])/3" office:value-type="float" office:value="42">
            <text:p>42,00</text:p>
          </table:table-cell>
          <table:table-cell table:style-name="ce72" table:formula="of:=([.E27]+[.E56]+[.E85])/3" office:value-type="float" office:value="1014.66666666667">
            <text:p>1014,67</text:p>
          </table:table-cell>
          <table:table-cell table:style-name="ce75" table:formula="of:=([.F27]+[.F56]+[.F85])/3" office:value-type="float" office:value="0.007038332">
            <text:p>0,0070</text:p>
          </table:table-cell>
          <table:table-cell table:number-columns-repeated="1016"/>
        </table:table-row>
        <table:table-row table:style-name="ro1">
          <table:table-cell table:style-name="ce65" office:value-type="string">
            <text:p>dubois22.cnf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40957">
            <text:p>40957</text:p>
          </table:table-cell>
          <table:table-cell table:style-name="ce73" table:formula="of:=([.D28]+[.D57]+[.D86])/3" office:value-type="float" office:value="4558.33333333333">
            <text:p>4558,33</text:p>
          </table:table-cell>
          <table:table-cell table:style-name="ce73" table:formula="of:=([.E28]+[.E57]+[.E86])/3" office:value-type="float" office:value="1001.66666666667">
            <text:p>1001,67</text:p>
          </table:table-cell>
          <table:table-cell table:style-name="ce76" table:formula="of:=([.F28]+[.F57]+[.F86])/3" office:value-type="float" office:value="4.08011840566667">
            <text:p>4,0801</text:p>
          </table:table-cell>
          <table:table-cell table:number-columns-repeated="1016"/>
        </table:table-row>
        <table:table-row table:style-name="ro2" table:number-rows-repeated="1048453">
          <table:table-cell table:number-columns-repeated="1022"/>
        </table:table-row>
        <table:table-row table:style-name="ro6" table:number-rows-repeated="7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Genetic Algorithm (pop=20, Ngen=1000)" table:style-name="ta1">
        <table:table-column table:style-name="co13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2" table:visibility="collapse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9" table:number-columns-repeated="1016" table:default-cell-style-name="Default"/>
        <table:table-row table:style-name="ro4">
          <table:table-cell table:style-name="ce42" office:value-type="string" table:number-columns-spanned="8" table:number-rows-spanned="1">
            <text:p>Genetic Algorithm random_seed=10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42" office:value-type="string" table:number-columns-spanned="8" table:number-rows-spanned="1">
            <text:p>Genetic Algorithm random_seed=327489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42" office:value-type="string" table:number-columns-spanned="8" table:number-rows-spanned="1">
            <text:p>Genetic Algorithm random_seed=121481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3"/>
          <table:table-cell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42" office:value-type="string" table:number-columns-spanned="8" table:number-rows-spanned="1">
            <text:p>Genetic Algorithm Average population=20 generations=1000 selection_percentage=0.2 mutation_probability=0.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0" office:value-type="string">
            <text:p>File</text:p>
          </table:table-cell>
          <table:table-cell table:style-name="ce23" office:value-type="string">
            <text:p>Nvars</text:p>
          </table:table-cell>
          <table:table-cell table:style-name="ce23" office:value-type="string">
            <text:p>initSize</text:p>
          </table:table-cell>
          <table:table-cell table:style-name="ce23" office:value-type="string">
            <text:p>reducSize</text:p>
          </table:table-cell>
          <table:table-cell table:style-name="ce23" office:value-type="string">
            <text:p>Nswaps</text:p>
          </table:table-cell>
          <table:table-cell table:style-name="ce23" office:value-type="string">
            <text:p>Time</text:p>
          </table:table-cell>
          <table:table-cell table:style-name="ce23" office:value-type="string">
            <text:p>Time (s)</text:p>
          </table:table-cell>
          <table:table-cell table:style-name="ce24" office:value-type="string">
            <text:p>TimeH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huge.cnf</text:p>
          </table:table-cell>
          <table:table-cell table:style-name="ce45" office:value-type="float" office:value="32">
            <text:p>32</text:p>
          </table:table-cell>
          <table:table-cell table:style-name="ce45" office:value-type="float" office:value="-0">
            <text:p>0</text:p>
          </table:table-cell>
          <table:table-cell table:style-name="ce47" table:formula="of:=([.D3]+[.D34]+[.D65])/3" office:value-type="float" office:value="0">
            <text:p>0,00</text:p>
          </table:table-cell>
          <table:table-cell table:style-name="ce47" table:formula="of:=([.E3]+[.E34]+[.E65])/3" office:value-type="float" office:value="0">
            <text:p>0,00</text:p>
          </table:table-cell>
          <table:table-cell table:style-name="ce45" table:formula="of:=([.F3]+[.F34]+[.F65])/3" office:value-type="float" office:value="0">
            <text:p>0</text:p>
          </table:table-cell>
          <table:table-cell table:style-name="ce49" table:formula="of:=[.F96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21" office:value-type="string">
            <text:p>anomaly.cnf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4">
            <text:p>84</text:p>
          </table:table-cell>
          <table:table-cell table:style-name="ce33" table:formula="of:=([.D4]+[.D35]+[.D66])/3" office:value-type="float" office:value="0">
            <text:p>0,00</text:p>
          </table:table-cell>
          <table:table-cell table:style-name="ce33" table:formula="of:=([.E4]+[.E35]+[.E66])/3" office:value-type="float" office:value="0">
            <text:p>0,00</text:p>
          </table:table-cell>
          <table:table-cell table:style-name="ce11" table:formula="of:=([.F4]+[.F35]+[.F66])/3" office:value-type="float" office:value="0">
            <text:p>0</text:p>
          </table:table-cell>
          <table:table-cell table:style-name="ce31" table:formula="of:=[.F97]/1000000000" office:value-type="float" office:value="0">
            <text:p>0,0000</text:p>
          </table:table-cell>
          <table:table-cell table:style-name="ce40" office:value-type="string">
            <text:p>0 h, 0 m, 1 s, 294 ms, 699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quinn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8">
            <text:p>18</text:p>
          </table:table-cell>
          <table:table-cell table:style-name="ce33" table:formula="of:=([.D5]+[.D36]+[.D67])/3" office:value-type="float" office:value="0">
            <text:p>0,00</text:p>
          </table:table-cell>
          <table:table-cell table:style-name="ce33" table:formula="of:=([.E5]+[.E36]+[.E67])/3" office:value-type="float" office:value="0">
            <text:p>0,00</text:p>
          </table:table-cell>
          <table:table-cell table:style-name="ce11" table:formula="of:=([.F5]+[.F36]+[.F67])/3" office:value-type="float" office:value="0">
            <text:p>0</text:p>
          </table:table-cell>
          <table:table-cell table:style-name="ce31" table:formula="of:=[.F98]/1000000000" office:value-type="float" office:value="0">
            <text:p>0,0000</text:p>
          </table:table-cell>
          <table:table-cell table:style-name="ce40" office:value-type="string">
            <text:p>0 h, 0 m, 0 s, 194 ms, 434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12.cnf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9">
            <text:p>29</text:p>
          </table:table-cell>
          <table:table-cell table:style-name="ce33" table:formula="of:=([.D6]+[.D37]+[.D68])/3" office:value-type="float" office:value="0">
            <text:p>0,00</text:p>
          </table:table-cell>
          <table:table-cell table:style-name="ce33" table:formula="of:=([.E6]+[.E37]+[.E68])/3" office:value-type="float" office:value="0">
            <text:p>0,00</text:p>
          </table:table-cell>
          <table:table-cell table:style-name="ce11" table:formula="of:=([.F6]+[.F37]+[.F68])/3" office:value-type="float" office:value="0">
            <text:p>0</text:p>
          </table:table-cell>
          <table:table-cell table:style-name="ce31" table:formula="of:=[.F99]/1000000000" office:value-type="float" office:value="0">
            <text:p>0,0000</text:p>
          </table:table-cell>
          <table:table-cell table:style-name="ce40" office:value-type="string">
            <text:p>0 h, 0 m, 0 s, 156 ms, 196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8.cnf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4">
            <text:p>34</text:p>
          </table:table-cell>
          <table:table-cell table:style-name="ce33" table:formula="of:=([.D7]+[.D38]+[.D69])/3" office:value-type="float" office:value="0">
            <text:p>0,00</text:p>
          </table:table-cell>
          <table:table-cell table:style-name="ce33" table:formula="of:=([.E7]+[.E38]+[.E69])/3" office:value-type="float" office:value="0">
            <text:p>0,00</text:p>
          </table:table-cell>
          <table:table-cell table:style-name="ce11" table:formula="of:=([.F7]+[.F38]+[.F69])/3" office:value-type="float" office:value="0">
            <text:p>0</text:p>
          </table:table-cell>
          <table:table-cell table:style-name="ce31" table:formula="of:=[.F100]/1000000000" office:value-type="float" office:value="0">
            <text:p>0,0000</text:p>
          </table:table-cell>
          <table:table-cell table:style-name="ce40" office:value-type="string">
            <text:p>0 h, 0 m, 0 s, 30 ms, 207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hanoi4.cnf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-0">
            <text:p>0</text:p>
          </table:table-cell>
          <table:table-cell table:style-name="ce47" table:formula="of:=([.D8]+[.D39]+[.D70])/3" office:value-type="float" office:value="0">
            <text:p>0,00</text:p>
          </table:table-cell>
          <table:table-cell table:style-name="ce47" table:formula="of:=([.E8]+[.E39]+[.E70])/3" office:value-type="float" office:value="0">
            <text:p>0,00</text:p>
          </table:table-cell>
          <table:table-cell table:style-name="ce45" table:formula="of:=([.F8]+[.F39]+[.F70])/3" office:value-type="float" office:value="0">
            <text:p>0</text:p>
          </table:table-cell>
          <table:table-cell table:style-name="ce49" table:formula="of:=[.F101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4" table:number-columns-repeated="1016"/>
        </table:table-row>
        <table:table-row table:style-name="ro1">
          <table:table-cell table:style-name="ce43" office:value-type="string">
            <text:p>aim-200-2_0-yes1-1.cnf</text:p>
          </table:table-cell>
          <table:table-cell table:style-name="ce45" office:value-type="float" office:value="46">
            <text:p>46</text:p>
          </table:table-cell>
          <table:table-cell table:style-name="ce45" office:value-type="float" office:value="-0">
            <text:p>0</text:p>
          </table:table-cell>
          <table:table-cell table:style-name="ce47" table:formula="of:=([.D9]+[.D40]+[.D71])/3" office:value-type="float" office:value="0">
            <text:p>0,00</text:p>
          </table:table-cell>
          <table:table-cell table:style-name="ce47" table:formula="of:=([.E9]+[.E40]+[.E71])/3" office:value-type="float" office:value="0">
            <text:p>0,00</text:p>
          </table:table-cell>
          <table:table-cell table:style-name="ce45" table:formula="of:=([.F9]+[.F40]+[.F71])/3" office:value-type="float" office:value="0">
            <text:p>0</text:p>
          </table:table-cell>
          <table:table-cell table:style-name="ce49" table:formula="of:=[.F102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4" table:number-columns-repeated="1016"/>
        </table:table-row>
        <table:table-row table:style-name="ro1">
          <table:table-cell table:style-name="ce21" office:value-type="string">
            <text:p>aim-50-2_0-yes1-3.cnf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34">
            <text:p>34</text:p>
          </table:table-cell>
          <table:table-cell table:style-name="ce33" table:formula="of:=([.D10]+[.D41]+[.D72])/3" office:value-type="float" office:value="0">
            <text:p>0,00</text:p>
          </table:table-cell>
          <table:table-cell table:style-name="ce33" table:formula="of:=([.E10]+[.E41]+[.E72])/3" office:value-type="float" office:value="0">
            <text:p>0,00</text:p>
          </table:table-cell>
          <table:table-cell table:style-name="ce11" table:formula="of:=([.F10]+[.F41]+[.F72])/3" office:value-type="float" office:value="0">
            <text:p>0</text:p>
          </table:table-cell>
          <table:table-cell table:style-name="ce31" table:formula="of:=[.F103]/1000000000" office:value-type="float" office:value="0">
            <text:p>0,0000</text:p>
          </table:table-cell>
          <table:table-cell table:style-name="ce40" office:value-type="string">
            <text:p>0 h, 5 m, 0 s, 661 ms, 504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par8-1-c.cnf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6">
            <text:p>46</text:p>
          </table:table-cell>
          <table:table-cell table:style-name="ce33" table:formula="of:=([.D11]+[.D42]+[.D73])/3" office:value-type="float" office:value="0">
            <text:p>0,00</text:p>
          </table:table-cell>
          <table:table-cell table:style-name="ce33" table:formula="of:=([.E11]+[.E42]+[.E73])/3" office:value-type="float" office:value="0">
            <text:p>0,00</text:p>
          </table:table-cell>
          <table:table-cell table:style-name="ce11" table:formula="of:=([.F11]+[.F42]+[.F73])/3" office:value-type="float" office:value="0">
            <text:p>0</text:p>
          </table:table-cell>
          <table:table-cell table:style-name="ce31" table:formula="of:=[.F104]/1000000000" office:value-type="float" office:value="0">
            <text:p>0,0000</text:p>
          </table:table-cell>
          <table:table-cell table:style-name="ce40" office:value-type="string">
            <text:p>0 h, 0 m, 3 s, 555 ms, 116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dubois21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-0">
            <text:p>0</text:p>
          </table:table-cell>
          <table:table-cell table:style-name="ce47" table:formula="of:=([.D12]+[.D43]+[.D74])/3" office:value-type="float" office:value="0">
            <text:p>0,00</text:p>
          </table:table-cell>
          <table:table-cell table:style-name="ce47" table:formula="of:=([.E12]+[.E43]+[.E74])/3" office:value-type="float" office:value="0">
            <text:p>0,00</text:p>
          </table:table-cell>
          <table:table-cell table:style-name="ce45" table:formula="of:=([.F12]+[.F43]+[.F74])/3" office:value-type="float" office:value="0">
            <text:p>0</text:p>
          </table:table-cell>
          <table:table-cell table:style-name="ce49" table:formula="of:=[.F105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>
            <text:p>bw_large.c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-0">
            <text:p>0</text:p>
          </table:table-cell>
          <table:table-cell table:style-name="ce47" table:formula="of:=([.D13]+[.D44]+[.D75])/3" office:value-type="float" office:value="0">
            <text:p>0,00</text:p>
          </table:table-cell>
          <table:table-cell table:style-name="ce47" table:formula="of:=([.E13]+[.E44]+[.E75])/3" office:value-type="float" office:value="0">
            <text:p>0,00</text:p>
          </table:table-cell>
          <table:table-cell table:style-name="ce45" table:formula="of:=([.F13]+[.F44]+[.F75])/3" office:value-type="float" office:value="0">
            <text:p>0</text:p>
          </table:table-cell>
          <table:table-cell table:style-name="ce49" table:formula="of:=[.F106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21" office:value-type="string">
            <text:p>ais10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4">
            <text:p>34</text:p>
          </table:table-cell>
          <table:table-cell table:style-name="ce33" table:formula="of:=([.D14]+[.D45]+[.D76])/3" office:value-type="float" office:value="0">
            <text:p>0,00</text:p>
          </table:table-cell>
          <table:table-cell table:style-name="ce33" table:formula="of:=([.E14]+[.E45]+[.E76])/3" office:value-type="float" office:value="0">
            <text:p>0,00</text:p>
          </table:table-cell>
          <table:table-cell table:style-name="ce11" table:formula="of:=([.F14]+[.F45]+[.F76])/3" office:value-type="float" office:value="0">
            <text:p>0</text:p>
          </table:table-cell>
          <table:table-cell table:style-name="ce31" table:formula="of:=[.F107]/1000000000" office:value-type="float" office:value="0">
            <text:p>0,0000</text:p>
          </table:table-cell>
          <table:table-cell table:style-name="ce40" office:value-type="string">
            <text:p>0 h, 0 m, 1 s, 282 ms, 133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aim-100-1_6-yes1-3.cnf</text:p>
          </table:table-cell>
          <table:table-cell table:style-name="ce45" office:value-type="float" office:value="47">
            <text:p>47</text:p>
          </table:table-cell>
          <table:table-cell table:style-name="ce45" office:value-type="float" office:value="-0">
            <text:p>0</text:p>
          </table:table-cell>
          <table:table-cell table:style-name="ce47" table:formula="of:=([.D15]+[.D46]+[.D77])/3" office:value-type="float" office:value="0">
            <text:p>0,00</text:p>
          </table:table-cell>
          <table:table-cell table:style-name="ce47" table:formula="of:=([.E15]+[.E46]+[.E77])/3" office:value-type="float" office:value="0">
            <text:p>0,00</text:p>
          </table:table-cell>
          <table:table-cell table:style-name="ce45" table:formula="of:=([.F15]+[.F46]+[.F77])/3" office:value-type="float" office:value="0">
            <text:p>0</text:p>
          </table:table-cell>
          <table:table-cell table:style-name="ce49" table:formula="of:=[.F108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21" office:value-type="string">
            <text:p>medium.cnf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03">
            <text:p>203</text:p>
          </table:table-cell>
          <table:table-cell table:style-name="ce33" table:formula="of:=([.D16]+[.D47]+[.D78])/3" office:value-type="float" office:value="0">
            <text:p>0,00</text:p>
          </table:table-cell>
          <table:table-cell table:style-name="ce33" table:formula="of:=([.E16]+[.E47]+[.E78])/3" office:value-type="float" office:value="0">
            <text:p>0,00</text:p>
          </table:table-cell>
          <table:table-cell table:style-name="ce11" table:formula="of:=([.F16]+[.F47]+[.F78])/3" office:value-type="float" office:value="0">
            <text:p>0</text:p>
          </table:table-cell>
          <table:table-cell table:style-name="ce31" table:formula="of:=[.F109]/1000000000" office:value-type="float" office:value="0">
            <text:p>0,0000</text:p>
          </table:table-cell>
          <table:table-cell table:style-name="ce40" office:value-type="string">
            <text:p>0 h, 0 m, 0 s, 37 ms, 484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hole6.cnf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4">
            <text:p>144</text:p>
          </table:table-cell>
          <table:table-cell table:style-name="ce33" table:formula="of:=([.D17]+[.D48]+[.D79])/3" office:value-type="float" office:value="0">
            <text:p>0,00</text:p>
          </table:table-cell>
          <table:table-cell table:style-name="ce33" table:formula="of:=([.E17]+[.E48]+[.E79])/3" office:value-type="float" office:value="0">
            <text:p>0,00</text:p>
          </table:table-cell>
          <table:table-cell table:style-name="ce11" table:formula="of:=([.F17]+[.F48]+[.F79])/3" office:value-type="float" office:value="0">
            <text:p>0</text:p>
          </table:table-cell>
          <table:table-cell table:style-name="ce31" table:formula="of:=[.F110]/1000000000" office:value-type="float" office:value="0">
            <text:p>0,0000</text:p>
          </table:table-cell>
          <table:table-cell table:style-name="ce40" office:value-type="string">
            <text:p>0 h, 1 m, 18 s, 76 ms, 832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dubois20.cnf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-0">
            <text:p>0</text:p>
          </table:table-cell>
          <table:table-cell table:style-name="ce47" table:formula="of:=([.D18]+[.D49]+[.D80])/3" office:value-type="float" office:value="0">
            <text:p>0,00</text:p>
          </table:table-cell>
          <table:table-cell table:style-name="ce47" table:formula="of:=([.E18]+[.E49]+[.E80])/3" office:value-type="float" office:value="0">
            <text:p>0,00</text:p>
          </table:table-cell>
          <table:table-cell table:style-name="ce45" table:formula="of:=([.F18]+[.F49]+[.F80])/3" office:value-type="float" office:value="0">
            <text:p>0</text:p>
          </table:table-cell>
          <table:table-cell table:style-name="ce49" table:formula="of:=[.F111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43" office:value-type="string">
            <text:p>bf0432-007.cnf</text:p>
          </table:table-cell>
          <table:table-cell table:style-name="ce45" office:value-type="float" office:value="30">
            <text:p>30</text:p>
          </table:table-cell>
          <table:table-cell table:style-name="ce45" office:value-type="float" office:value="-0">
            <text:p>0</text:p>
          </table:table-cell>
          <table:table-cell table:style-name="ce47" table:formula="of:=([.D19]+[.D50]+[.D81])/3" office:value-type="float" office:value="0">
            <text:p>0,00</text:p>
          </table:table-cell>
          <table:table-cell table:style-name="ce47" table:formula="of:=([.E19]+[.E50]+[.E81])/3" office:value-type="float" office:value="0">
            <text:p>0,00</text:p>
          </table:table-cell>
          <table:table-cell table:style-name="ce45" table:formula="of:=([.F19]+[.F50]+[.F81])/3" office:value-type="float" office:value="0">
            <text:p>0</text:p>
          </table:table-cell>
          <table:table-cell table:style-name="ce49" table:formula="of:=[.F112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21" office:value-type="string">
            <text:p>simple_v3_c2.cnf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33" table:formula="of:=([.D20]+[.D51]+[.D82])/3" office:value-type="float" office:value="0">
            <text:p>0,00</text:p>
          </table:table-cell>
          <table:table-cell table:style-name="ce33" table:formula="of:=([.E20]+[.E51]+[.E82])/3" office:value-type="float" office:value="0">
            <text:p>0,00</text:p>
          </table:table-cell>
          <table:table-cell table:style-name="ce11" table:formula="of:=([.F20]+[.F51]+[.F82])/3" office:value-type="float" office:value="0">
            <text:p>0</text:p>
          </table:table-cell>
          <table:table-cell table:style-name="ce31" table:formula="of:=[.F113]/1000000000" office:value-type="float" office:value="0">
            <text:p>0,0000</text:p>
          </table:table-cell>
          <table:table-cell table:style-name="ce40" office:value-type="string">
            <text:p>0 h, 0 m, 0 s, 99 ms, 66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aim-50-1_6-yes1-1.cnf</text:p>
          </table:table-cell>
          <table:table-cell table:style-name="ce45" office:value-type="float" office:value="43">
            <text:p>43</text:p>
          </table:table-cell>
          <table:table-cell table:style-name="ce45" office:value-type="float" office:value="-0">
            <text:p>0</text:p>
          </table:table-cell>
          <table:table-cell table:style-name="ce47" table:formula="of:=([.D21]+[.D52]+[.D83])/3" office:value-type="float" office:value="0">
            <text:p>0,00</text:p>
          </table:table-cell>
          <table:table-cell table:style-name="ce47" table:formula="of:=([.E21]+[.E52]+[.E83])/3" office:value-type="float" office:value="0">
            <text:p>0,00</text:p>
          </table:table-cell>
          <table:table-cell table:style-name="ce45" table:formula="of:=([.F21]+[.F52]+[.F83])/3" office:value-type="float" office:value="0">
            <text:p>0</text:p>
          </table:table-cell>
          <table:table-cell table:style-name="ce49" table:formula="of:=[.F114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3" table:number-columns-repeated="1016"/>
        </table:table-row>
        <table:table-row table:style-name="ro1">
          <table:table-cell table:style-name="ce21" office:value-type="string">
            <text:p>bw_large.d.cnf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95">
            <text:p>1195</text:p>
          </table:table-cell>
          <table:table-cell table:style-name="ce33" table:formula="of:=([.D24]+[.D55]+[.D86])/3" office:value-type="float" office:value="0">
            <text:p>0,00</text:p>
          </table:table-cell>
          <table:table-cell table:style-name="ce33" table:formula="of:=([.E24]+[.E55]+[.E86])/3" office:value-type="float" office:value="0">
            <text:p>0,00</text:p>
          </table:table-cell>
          <table:table-cell table:style-name="ce11" table:formula="of:=([.F24]+[.F55]+[.F86])/3" office:value-type="float" office:value="0">
            <text:p>0</text:p>
          </table:table-cell>
          <table:table-cell table:style-name="ce31" table:formula="of:=[.F115]/1000000000" office:value-type="float" office:value="0">
            <text:p>0,0000</text:p>
          </table:table-cell>
          <table:table-cell table:style-name="ce40" office:value-type="string">
            <text:p>0 h, 0 m, 16 s, 31 ms, 935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a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57">
            <text:p>157</text:p>
          </table:table-cell>
          <table:table-cell table:style-name="ce33" table:formula="of:=([.D25]+[.D56]+[.D87])/3" office:value-type="float" office:value="0">
            <text:p>0,00</text:p>
          </table:table-cell>
          <table:table-cell table:style-name="ce33" table:formula="of:=([.E25]+[.E56]+[.E87])/3" office:value-type="float" office:value="0">
            <text:p>0,00</text:p>
          </table:table-cell>
          <table:table-cell table:style-name="ce11" table:formula="of:=([.F25]+[.F56]+[.F87])/3" office:value-type="float" office:value="0">
            <text:p>0</text:p>
          </table:table-cell>
          <table:table-cell table:style-name="ce31" table:formula="of:=[.F116]/1000000000" office:value-type="float" office:value="0">
            <text:p>0,0000</text:p>
          </table:table-cell>
          <table:table-cell table:style-name="ce40" office:value-type="string">
            <text:p>0 h, 0 m, 4 s, 361 ms, 45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ais6.cnf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42">
            <text:p>42</text:p>
          </table:table-cell>
          <table:table-cell table:style-name="ce33" table:formula="of:=([.D26]+[.D57]+[.D88])/3" office:value-type="float" office:value="0">
            <text:p>0,00</text:p>
          </table:table-cell>
          <table:table-cell table:style-name="ce33" table:formula="of:=([.E26]+[.E57]+[.E88])/3" office:value-type="float" office:value="0">
            <text:p>0,00</text:p>
          </table:table-cell>
          <table:table-cell table:style-name="ce11" table:formula="of:=([.F26]+[.F57]+[.F88])/3" office:value-type="float" office:value="0">
            <text:p>0</text:p>
          </table:table-cell>
          <table:table-cell table:style-name="ce31" table:formula="of:=[.F117]/1000000000" office:value-type="float" office:value="0">
            <text:p>0,0000</text:p>
          </table:table-cell>
          <table:table-cell table:style-name="ce40" office:value-type="string">
            <text:p>0 h, 0 m, 0 s, 281 ms, 955µs</text:p>
          </table:table-cell>
          <table:table-cell table:number-columns-repeated="1016"/>
        </table:table-row>
        <table:table-row table:style-name="ro1">
          <table:table-cell table:style-name="ce21" office:value-type="string">
            <text:p>bw_large.b.cnf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409">
            <text:p>1409</text:p>
          </table:table-cell>
          <table:table-cell table:style-name="ce33" table:formula="of:=([.D27]+[.D58]+[.D89])/3" office:value-type="float" office:value="0">
            <text:p>0,00</text:p>
          </table:table-cell>
          <table:table-cell table:style-name="ce33" table:formula="of:=([.E27]+[.E58]+[.E89])/3" office:value-type="float" office:value="0">
            <text:p>0,00</text:p>
          </table:table-cell>
          <table:table-cell table:style-name="ce11" table:formula="of:=([.F27]+[.F58]+[.F89])/3" office:value-type="float" office:value="0">
            <text:p>0</text:p>
          </table:table-cell>
          <table:table-cell table:style-name="ce31" table:formula="of:=[.F118]/1000000000" office:value-type="float" office:value="0">
            <text:p>0,0000</text:p>
          </table:table-cell>
          <table:table-cell table:style-name="ce40" office:value-type="string">
            <text:p>0 h, 0 m, 0 s, 227 ms, 54µs</text:p>
          </table:table-cell>
          <table:table-cell table:number-columns-repeated="1016"/>
        </table:table-row>
        <table:table-row table:style-name="ro1">
          <table:table-cell table:style-name="ce43" office:value-type="string">
            <text:p>hanoi5.cnf</text:p>
          </table:table-cell>
          <table:table-cell table:style-name="ce45" office:value-type="float" office:value="56">
            <text:p>56</text:p>
          </table:table-cell>
          <table:table-cell table:style-name="ce45" office:value-type="float" office:value="-0">
            <text:p>0</text:p>
          </table:table-cell>
          <table:table-cell table:style-name="ce47" table:formula="of:=([.D28]+[.D59]+[.D90])/3" office:value-type="float" office:value="0">
            <text:p>0,00</text:p>
          </table:table-cell>
          <table:table-cell table:style-name="ce47" table:formula="of:=([.E28]+[.E59]+[.E90])/3" office:value-type="float" office:value="0">
            <text:p>0,00</text:p>
          </table:table-cell>
          <table:table-cell table:style-name="ce45" table:formula="of:=([.F28]+[.F59]+[.F90])/3" office:value-type="float" office:value="0">
            <text:p>0</text:p>
          </table:table-cell>
          <table:table-cell table:style-name="ce49" table:formula="of:=[.F119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4" table:number-columns-repeated="1016"/>
        </table:table-row>
        <table:table-row table:style-name="ro1">
          <table:table-cell table:style-name="ce43" office:value-type="string">
            <text:p>aim-50-1_6-yes1-4.cnf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-0">
            <text:p>0</text:p>
          </table:table-cell>
          <table:table-cell table:style-name="ce47" table:formula="of:=([.D29]+[.D60]+[.D91])/3" office:value-type="float" office:value="0">
            <text:p>0,00</text:p>
          </table:table-cell>
          <table:table-cell table:style-name="ce47" table:formula="of:=([.E29]+[.E60]+[.E91])/3" office:value-type="float" office:value="0">
            <text:p>0,00</text:p>
          </table:table-cell>
          <table:table-cell table:style-name="ce45" table:formula="of:=([.F29]+[.F60]+[.F91])/3" office:value-type="float" office:value="0">
            <text:p>0</text:p>
          </table:table-cell>
          <table:table-cell table:style-name="ce49" table:formula="of:=[.F120]/1000000000" office:value-type="float" office:value="0">
            <text:p>0,0000</text:p>
          </table:table-cell>
          <table:table-cell table:style-name="ce51" office:value-type="float" office:value="-0">
            <text:p>0</text:p>
          </table:table-cell>
          <table:table-cell table:style-name="ce54" table:number-columns-repeated="1016"/>
        </table:table-row>
        <table:table-row table:style-name="ro1">
          <table:table-cell table:style-name="ce44" office:value-type="string">
            <text:p>dubois22.cnf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-0">
            <text:p>0</text:p>
          </table:table-cell>
          <table:table-cell table:style-name="ce48" table:formula="of:=([.D30]+[.D61]+[.D92])/3" office:value-type="float" office:value="0">
            <text:p>0,00</text:p>
          </table:table-cell>
          <table:table-cell table:style-name="ce48" table:formula="of:=([.E30]+[.E61]+[.E92])/3" office:value-type="float" office:value="0">
            <text:p>0,00</text:p>
          </table:table-cell>
          <table:table-cell table:style-name="ce46" table:formula="of:=([.F30]+[.F61]+[.F92])/3" office:value-type="float" office:value="0">
            <text:p>0</text:p>
          </table:table-cell>
          <table:table-cell table:style-name="ce50" table:formula="of:=[.F121]/1000000000" office:value-type="float" office:value="0">
            <text:p>0,0000</text:p>
          </table:table-cell>
          <table:table-cell table:style-name="ce52" office:value-type="float" office:value="-0">
            <text:p>0</text:p>
          </table:table-cell>
          <table:table-cell table:style-name="ce54" table:number-columns-repeated="1016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etic Algorithm (pop=20, Ngen=1000)" table:style-name="ta1">
        <table:table-column table:style-name="co9" table:number-columns-repeated="7" table:default-cell-style-name="Default"/>
        <table:table-column table:style-name="co29" table:default-cell-style-name="Default"/>
        <table:table-row table:style-name="ro4">
          <table:table-cell table:style-name="ce26" office:value-type="string" table:number-columns-spanned="8" table:number-rows-spanned="1">
            <text:p>Memetic Algorithm random_seed=10 population=20 generations=1000 selection_percentage=0.2 mutation_probability=0.1</text:p>
          </table:table-cell>
          <table:covered-table-cell table:number-columns-repeated="7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Comparison" table:style-name="ta1">
        <table:table-column table:style-name="co30" table:default-cell-style-name="Default"/>
        <table:table-row table:style-name="ro2">
          <table:table-cell/>
        </table:table-row>
        <table:table-row table:style-name="ro1">
          <table:table-cell table:style-name="ce1" office:value-type="string">
            <text:p>File</text:p>
          </table:table-cell>
        </table:table-row>
        <table:table-row table:style-name="ro3">
          <table:table-cell table:style-name="ce2" office:value-type="string">
            <text:p>huge.cnf</text:p>
          </table:table-cell>
        </table:table-row>
        <table:table-row table:style-name="ro3">
          <table:table-cell table:style-name="ce2" office:value-type="string">
            <text:p>anomaly.cnf</text:p>
          </table:table-cell>
        </table:table-row>
        <table:table-row table:style-name="ro3">
          <table:table-cell table:style-name="ce2" office:value-type="string">
            <text:p>quinn.cnf</text:p>
          </table:table-cell>
        </table:table-row>
        <table:table-row table:style-name="ro1">
          <table:table-cell table:style-name="ce2" office:value-type="string">
            <text:p>ais12.cnf</text:p>
          </table:table-cell>
        </table:table-row>
        <table:table-row table:style-name="ro1">
          <table:table-cell table:style-name="ce2" office:value-type="string">
            <text:p>ais8.cnf</text:p>
          </table:table-cell>
        </table:table-row>
        <table:table-row table:style-name="ro1">
          <table:table-cell table:style-name="ce2" office:value-type="string">
            <text:p>hanoi4.cnf</text:p>
          </table:table-cell>
        </table:table-row>
        <table:table-row table:style-name="ro3">
          <table:table-cell table:style-name="ce2" office:value-type="string">
            <text:p>aim-200-2_0-yes1-1.cnf</text:p>
          </table:table-cell>
        </table:table-row>
        <table:table-row table:style-name="ro3">
          <table:table-cell table:style-name="ce2" office:value-type="string">
            <text:p>aim-50-2_0-yes1-3.cnf</text:p>
          </table:table-cell>
        </table:table-row>
        <table:table-row table:style-name="ro3">
          <table:table-cell table:style-name="ce2" office:value-type="string">
            <text:p>par8-1-c.cnf</text:p>
          </table:table-cell>
        </table:table-row>
        <table:table-row table:style-name="ro1">
          <table:table-cell table:style-name="ce2" office:value-type="string">
            <text:p>dubois21.cnf</text:p>
          </table:table-cell>
        </table:table-row>
        <table:table-row table:style-name="ro3">
          <table:table-cell table:style-name="ce2" office:value-type="string">
            <text:p>bw_large.c.cnf</text:p>
          </table:table-cell>
        </table:table-row>
        <table:table-row table:style-name="ro1">
          <table:table-cell table:style-name="ce2" office:value-type="string">
            <text:p>ais10.cnf</text:p>
          </table:table-cell>
        </table:table-row>
        <table:table-row table:style-name="ro3">
          <table:table-cell table:style-name="ce2" office:value-type="string">
            <text:p>aim-100-1_6-yes1-3.cnf</text:p>
          </table:table-cell>
        </table:table-row>
        <table:table-row table:style-name="ro3">
          <table:table-cell table:style-name="ce2" office:value-type="string">
            <text:p>medium.cnf</text:p>
          </table:table-cell>
        </table:table-row>
        <table:table-row table:style-name="ro1">
          <table:table-cell table:style-name="ce2" office:value-type="string">
            <text:p>hole6.cnf</text:p>
          </table:table-cell>
        </table:table-row>
        <table:table-row table:style-name="ro1">
          <table:table-cell table:style-name="ce2" office:value-type="string">
            <text:p>dubois20.cnf</text:p>
          </table:table-cell>
        </table:table-row>
        <table:table-row table:style-name="ro1">
          <table:table-cell table:style-name="ce2" office:value-type="string">
            <text:p>bf0432-007.cnf</text:p>
          </table:table-cell>
        </table:table-row>
        <table:table-row table:style-name="ro1">
          <table:table-cell table:style-name="ce2" office:value-type="string">
            <text:p>simple_v3_c2.cnf</text:p>
          </table:table-cell>
        </table:table-row>
        <table:table-row table:style-name="ro3">
          <table:table-cell table:style-name="ce2" office:value-type="string">
            <text:p>aim-50-1_6-yes1-1.cnf</text:p>
          </table:table-cell>
        </table:table-row>
        <table:table-row table:style-name="ro3">
          <table:table-cell table:style-name="ce2" office:value-type="string">
            <text:p>aim-100-1_6-no-1.cnf</text:p>
          </table:table-cell>
        </table:table-row>
        <table:table-row table:style-name="ro3">
          <table:table-cell table:style-name="ce2" office:value-type="string">
            <text:p>zebra_v155_c1135.cnf</text:p>
          </table:table-cell>
        </table:table-row>
        <table:table-row table:style-name="ro3">
          <table:table-cell table:style-name="ce2" office:value-type="string">
            <text:p>bw_large.d.cnf</text:p>
          </table:table-cell>
        </table:table-row>
        <table:table-row table:style-name="ro3">
          <table:table-cell table:style-name="ce2" office:value-type="string">
            <text:p>bw_large.a.cnf</text:p>
          </table:table-cell>
        </table:table-row>
        <table:table-row table:style-name="ro1">
          <table:table-cell table:style-name="ce2" office:value-type="string">
            <text:p>ais6.cnf</text:p>
          </table:table-cell>
        </table:table-row>
        <table:table-row table:style-name="ro3">
          <table:table-cell table:style-name="ce2" office:value-type="string">
            <text:p>bw_large.b.cnf</text:p>
          </table:table-cell>
        </table:table-row>
        <table:table-row table:style-name="ro1">
          <table:table-cell table:style-name="ce2" office:value-type="string">
            <text:p>hanoi5.cnf</text:p>
          </table:table-cell>
        </table:table-row>
        <table:table-row table:style-name="ro3">
          <table:table-cell table:style-name="ce2" office:value-type="string">
            <text:p>aim-50-1_6-yes1-4.cnf</text:p>
          </table:table-cell>
        </table:table-row>
        <table:table-row table:style-name="ro1">
          <table:table-cell table:style-name="ce3" office:value-type="string">
            <text:p>dubois22.cnf</text:p>
          </table:table-cell>
        </table:table-row>
        <table:table-row table:style-name="ro2" table:number-rows-repeated="2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4" number:min-integer-digits="1"/>
    </number:number-style>
    <number:number-style style:name="N5110" number:language="en" number:country="GB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j </meta:initial-creator>
    <meta:creation-date>2013-12-29T15:13:30</meta:creation-date>
    <dc:date>2014-01-04T19:49:28</dc:date>
    <dc:creator>diegoj </dc:creator>
    <meta:editing-duration>PT15H2M12S</meta:editing-duration>
    <meta:editing-cycles>53</meta:editing-cycles>
    <meta:generator>LibreOffice/3.5$Linux_X86_64 LibreOffice_project/350m1$Build-2</meta:generator>
    <meta:document-statistic meta:table-count="8" meta:cell-count="2766" meta:object-count="0"/>
  </office:meta>
</office:document-meta>
</file>